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7.3646in" fo:margin-left="-0.0063in" table:align="left"/>
    </style:style>
    <style:style style:name="Table1.A" style:family="table-column">
      <style:table-column-properties style:column-width="3.4688in"/>
    </style:style>
    <style:style style:name="Table1.B" style:family="table-column">
      <style:table-column-properties style:column-width="3.8958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DejaVu Serif" fo:font-size="10.5pt" fo:language="it" fo:country="IT" fo:font-weight="bold" officeooo:paragraph-rsid="003f0cac" style:font-name-asian="AR PL UMing HK1" style:font-size-asian="10.5pt" style:font-weight-asian="bold" style:font-name-complex="Lohit Devanagari2" style:font-size-complex="10.5pt" style:font-weight-complex="bold"/>
    </style:style>
    <style:style style:name="P2" style:family="paragraph" style:parent-style-name="Standard">
      <style:paragraph-properties fo:text-align="start" style:justify-single-word="false"/>
      <style:text-properties fo:color="#000000" style:font-name="DejaVu Serif" fo:font-size="10.5pt" fo:language="it" fo:country="IT" fo:font-weight="bold" officeooo:paragraph-rsid="007ae9ad" style:font-name-asian="AR PL UMing HK1" style:font-size-asian="10.5pt" style:font-weight-asian="bold" style:font-name-complex="Lohit Devanagari2" style:font-size-complex="10.5pt" style:font-weight-complex="bold"/>
    </style:style>
    <style:style style:name="P3" style:family="paragraph" style:parent-style-name="Standard">
      <style:paragraph-properties fo:text-align="start" style:justify-single-word="false"/>
      <style:text-properties fo:color="#000000" style:font-name="DejaVu Serif" fo:font-size="10.5pt" fo:language="it" fo:country="IT" fo:font-weight="normal" officeooo:paragraph-rsid="00499bab" style:font-name-asian="AR PL UMing HK1" style:font-size-asian="10.5pt" style:font-weight-asian="normal" style:font-name-complex="Lohit Devanagari2" style:font-size-complex="10.5pt" style:font-weight-complex="normal"/>
    </style:style>
    <style:style style:name="P4" style:family="paragraph" style:parent-style-name="Standard">
      <style:paragraph-properties fo:text-align="start" style:justify-single-word="false"/>
      <style:text-properties fo:color="#000000"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5" style:family="paragraph" style:parent-style-name="Standard">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6" style:family="paragraph" style:parent-style-name="Standard">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7" style:family="paragraph" style:parent-style-name="Standard">
      <style:text-properties fo:color="#000000"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8" style:family="paragraph" style:parent-style-name="Standard">
      <style:text-properties fo:color="#00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9" style:family="paragraph" style:parent-style-name="Standard">
      <style:text-properties fo:color="#000000" style:font-name="DejaVu Serif" fo:font-size="10.5pt" officeooo:paragraph-rsid="00433b38" style:font-name-asian="AR PL UMing HK1" style:font-size-asian="10.5pt" style:font-name-complex="Lohit Devanagari2" style:font-size-complex="10.5pt"/>
    </style:style>
    <style:style style:name="P10" style:family="paragraph" style:parent-style-name="Standard">
      <style:text-properties fo:color="#000000" style:font-name="DejaVu Serif" fo:font-size="10.5pt" officeooo:paragraph-rsid="0077f509" style:font-name-asian="AR PL UMing HK1" style:font-size-asian="10.5pt" style:font-name-complex="Lohit Devanagari2" style:font-size-complex="10.5pt"/>
    </style:style>
    <style:style style:name="P11" style:family="paragraph" style:parent-style-name="Standard">
      <style:text-properties fo:color="#000000" style:font-name="DejaVu Serif" fo:font-size="10.5pt" officeooo:paragraph-rsid="0079f3d7" style:font-name-asian="AR PL UMing HK1" style:font-size-asian="10.5pt" style:font-name-complex="Lohit Devanagari2" style:font-size-complex="10.5pt"/>
    </style:style>
    <style:style style:name="P12" style:family="paragraph" style:parent-style-name="Standard">
      <style:text-properties fo:color="#000000" style:font-name="DejaVu Serif" fo:font-size="10.5pt" officeooo:paragraph-rsid="0046f103" style:font-name-asian="AR PL UMing HK1" style:font-size-asian="10.5pt" style:font-name-complex="Lohit Devanagari2" style:font-size-complex="10.5pt"/>
    </style:style>
    <style:style style:name="P13" style:family="paragraph" style:parent-style-name="Standard">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4" style:family="paragraph" style:parent-style-name="Standard">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5" style:family="paragraph" style:parent-style-name="Standard">
      <style:paragraph-properties fo:text-align="start" style:justify-single-word="false"/>
      <style:text-properties fo:color="#000000" style:font-name="DejaVu Serif" fo:font-size="10.5pt" fo:font-weight="normal" officeooo:paragraph-rsid="0078e231" style:font-name-asian="AR PL UMing HK1" style:font-size-asian="10.5pt" style:font-weight-asian="normal" style:font-name-complex="Lohit Devanagari2" style:font-size-complex="10.5pt" style:font-weight-complex="normal"/>
    </style:style>
    <style:style style:name="P16" style:family="paragraph" style:parent-style-name="Standard">
      <style:paragraph-properties fo:text-align="start" style:justify-single-word="false"/>
      <style:text-properties fo:color="#000000" style:font-name="DejaVu Serif" fo:font-size="10.5pt" fo:font-weight="normal" officeooo:paragraph-rsid="0077f509" style:font-name-asian="AR PL UMing HK1" style:font-size-asian="10.5pt" style:font-weight-asian="normal" style:font-name-complex="Lohit Devanagari2" style:font-size-complex="10.5pt" style:font-weight-complex="normal"/>
    </style:style>
    <style:style style:name="P17" style:family="paragraph" style:parent-style-name="Standard">
      <style:paragraph-properties fo:text-align="start" style:justify-single-word="false"/>
      <style:text-properties fo:color="#000000"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8" style:family="paragraph" style:parent-style-name="Standard">
      <style:text-properties fo:color="#ff0000"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9" style:family="paragraph" style:parent-style-name="Standard">
      <style:text-properties fo:color="#ff0000" style:font-name="DejaVu Serif" fo:font-size="10.5pt" officeooo:paragraph-rsid="0079f3d7" style:font-name-asian="AR PL UMing HK1" style:font-size-asian="10.5pt" style:font-name-complex="Lohit Devanagari2" style:font-size-complex="10.5pt"/>
    </style:style>
    <style:style style:name="P20" style:family="paragraph" style:parent-style-name="Standard">
      <style:paragraph-properties fo:text-align="start" style:justify-single-word="false"/>
      <style:text-properties style:font-name="DejaVu Serif" fo:font-size="10.5pt" officeooo:paragraph-rsid="0036244f" style:font-size-asian="10.5pt" style:font-size-complex="10.5pt"/>
    </style:style>
    <style:style style:name="P21" style:family="paragraph" style:parent-style-name="Standard">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22" style:family="paragraph" style:parent-style-name="Standard">
      <style:text-properties style:font-name="DejaVu Serif" fo:font-size="10.5pt" officeooo:paragraph-rsid="002a673a" style:font-name-asian="AR PL UMing HK1" style:font-size-asian="10.5pt" style:font-name-complex="Lohit Devanagari2" style:font-size-complex="10.5pt"/>
    </style:style>
    <style:style style:name="P23" style:family="paragraph" style:parent-style-name="Standard">
      <style:text-properties style:font-name="DejaVu Serif" fo:font-size="10.5pt" fo:language="it" fo:country="IT" officeooo:paragraph-rsid="0018e740" style:font-size-asian="10.5pt" style:font-size-complex="10.5pt"/>
    </style:style>
    <style:style style:name="P24" style:family="paragraph" style:parent-style-name="Standard">
      <style:paragraph-properties fo:text-align="start" style:justify-single-word="false"/>
      <style:text-properties style:font-name="DejaVu Serif" fo:font-size="10.5pt" fo:language="it" fo:country="IT" fo:font-weight="normal" officeooo:paragraph-rsid="002a58a7" style:font-size-asian="10.5pt" style:font-weight-asian="normal" style:font-size-complex="10.5pt" style:font-weight-complex="normal"/>
    </style:style>
    <style:style style:name="P2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26" style:family="paragraph" style:parent-style-name="Standard">
      <style:paragraph-properties fo:text-align="center"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27" style:family="paragraph" style:parent-style-name="Standard">
      <style:paragraph-properties fo:text-align="start" style:justify-single-word="false"/>
      <style:text-properties style:font-name="DejaVu Serif" fo:font-size="10.5pt" fo:language="it" fo:country="IT" fo:font-weight="bold" officeooo:paragraph-rsid="007ba2a6" style:font-size-asian="10.5pt" style:font-weight-asian="bold" style:font-size-complex="10.5pt" style:font-weight-complex="bold"/>
    </style:style>
    <style:style style:name="P28" style:family="paragraph" style:parent-style-name="Standard">
      <style:text-properties fo:color="#0000ff" style:font-name="DejaVu Serif" fo:font-size="10.5pt" officeooo:paragraph-rsid="005343bb" style:font-name-asian="AR PL UMing HK1" style:font-size-asian="10.5pt" style:font-name-complex="Lohit Devanagari2" style:font-size-complex="10.5pt"/>
    </style:style>
    <style:style style:name="P29" style:family="paragraph" style:parent-style-name="Standard">
      <style:paragraph-properties fo:margin-left="0in" fo:margin-right="0in" fo:text-align="start" style:justify-single-word="false" fo:text-indent="0in" style:auto-text-indent="false"/>
      <style:text-properties style:font-name="DejaVu Serif" fo:font-size="10.5pt" style:font-size-asian="10.5pt" style:font-size-complex="10.5pt"/>
    </style:style>
    <style:style style:name="P30" style:family="paragraph" style:parent-style-name="Standard">
      <style:paragraph-properties fo:margin-left="0in" fo:margin-right="0in" fo:text-align="start" style:justify-single-word="false" fo:text-indent="0in" style:auto-text-indent="false"/>
      <style:text-properties fo:color="#000000" style:font-name="DejaVu Serif" fo:font-size="10.5pt" style:font-size-asian="10.5pt" style:font-size-complex="10.5pt"/>
    </style:style>
    <style:style style:name="P31" style:family="paragraph" style:parent-style-name="Preformatted_20_Text">
      <style:paragraph-properties fo:text-align="start" style:justify-single-word="false"/>
      <style:text-properties fo:color="#0000ff" style:font-name="DejaVu Serif" fo:font-size="10.5pt" fo:language="it" fo:country="IT" fo:font-weight="normal" officeooo:paragraph-rsid="002a673a" style:font-size-asian="10.5pt" style:font-weight-asian="normal" style:font-size-complex="10.5pt" style:font-weight-complex="normal"/>
    </style:style>
    <style:style style:name="P32"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33" style:family="paragraph" style:parent-style-name="Preformatted_20_Text">
      <style:paragraph-properties fo:text-align="start" style:justify-single-word="false"/>
      <style:text-properties fo:color="#0000ff" style:font-name="DejaVu Serif" fo:font-size="10.5pt" officeooo:paragraph-rsid="00304aca" style:font-size-asian="10.5pt" style:font-size-complex="10.5pt"/>
    </style:style>
    <style:style style:name="P34" style:family="paragraph" style:parent-style-name="Preformatted_20_Text">
      <style:paragraph-properties fo:text-align="start" style:justify-single-word="false"/>
      <style:text-properties fo:color="#ff0000" style:font-name="DejaVu Serif" fo:font-size="10.5pt" officeooo:paragraph-rsid="002d6b59" style:font-size-asian="10.5pt" style:font-size-complex="10.5pt"/>
    </style:style>
    <style:style style:name="P35" style:family="paragraph" style:parent-style-name="Preformatted_20_Text">
      <style:paragraph-properties fo:text-align="start" style:justify-single-word="false"/>
      <style:text-properties fo:color="#ff0000" style:font-name="DejaVu Serif" fo:font-size="10.5pt" officeooo:paragraph-rsid="0036244f" style:font-size-asian="10.5pt" style:font-size-complex="10.5pt"/>
    </style:style>
    <style:style style:name="P36" style:family="paragraph" style:parent-style-name="Preformatted_20_Text">
      <style:paragraph-properties fo:text-align="start" style:justify-single-word="false"/>
      <style:text-properties fo:color="#ff0000" style:font-name="DejaVu Serif" fo:font-size="10.5pt" officeooo:paragraph-rsid="006944bc" style:font-size-asian="10.5pt" style:font-size-complex="10.5pt"/>
    </style:style>
    <style:style style:name="P37" style:family="paragraph" style:parent-style-name="Preformatted_20_Text">
      <style:paragraph-properties fo:text-align="start" style:justify-single-word="false"/>
      <style:text-properties fo:color="#000000" style:font-name="DejaVu Serif" fo:font-size="10.5pt" fo:language="it" fo:country="IT" fo:font-weight="normal" officeooo:paragraph-rsid="002e1951" style:font-size-asian="10.5pt" style:font-weight-asian="normal" style:font-size-complex="10.5pt" style:font-weight-complex="normal"/>
    </style:style>
    <style:style style:name="P38" style:family="paragraph" style:parent-style-name="Preformatted_20_Text">
      <style:paragraph-properties fo:text-align="start" style:justify-single-word="false"/>
      <style:text-properties fo:color="#000000" style:font-name="DejaVu Serif" fo:font-size="10.5pt" fo:language="it" fo:country="IT" fo:font-weight="normal" officeooo:paragraph-rsid="002e6ead" style:font-size-asian="10.5pt" style:font-weight-asian="normal" style:font-size-complex="10.5pt" style:font-weight-complex="normal"/>
    </style:style>
    <style:style style:name="P39" style:family="paragraph" style:parent-style-name="Preformatted_20_Text">
      <style:paragraph-properties fo:text-align="start" style:justify-single-word="false"/>
      <style:text-properties fo:color="#000000" style:font-name="DejaVu Serif" fo:font-size="10.5pt" officeooo:paragraph-rsid="00304aca" style:font-size-asian="10.5pt" style:font-size-complex="10.5pt"/>
    </style:style>
    <style:style style:name="P40" style:family="paragraph" style:parent-style-name="Preformatted_20_Text">
      <style:paragraph-properties fo:text-align="start" style:justify-single-word="false"/>
      <style:text-properties style:font-name="DejaVu Serif" fo:font-size="10.5pt" officeooo:paragraph-rsid="002a673a" style:font-size-asian="10.5pt" style:font-size-complex="10.5pt"/>
    </style:style>
    <style:style style:name="P41" style:family="paragraph" style:parent-style-name="Preformatted_20_Text">
      <style:paragraph-properties fo:text-align="start" style:justify-single-word="false"/>
      <style:text-properties style:font-name="DejaVu Serif" fo:font-size="10.5pt" officeooo:paragraph-rsid="00398010" style:font-size-asian="10.5pt" style:font-size-complex="10.5pt"/>
    </style:style>
    <style:style style:name="P42" style:family="paragraph" style:parent-style-name="Preformatted_20_Text">
      <style:paragraph-properties fo:text-align="start" style:justify-single-word="false"/>
      <style:text-properties style:font-name="DejaVu Serif" fo:font-size="10.5pt" officeooo:paragraph-rsid="001a7741" style:font-size-asian="10.5pt" style:font-size-complex="10.5pt"/>
    </style:style>
    <style:style style:name="P43" style:family="paragraph" style:parent-style-name="Preformatted_20_Text">
      <style:paragraph-properties fo:text-align="start" style:justify-single-word="false"/>
      <style:text-properties style:font-name="DejaVu Serif" fo:font-size="10.5pt" officeooo:paragraph-rsid="001b3259" style:font-size-asian="10.5pt" style:font-size-complex="10.5pt"/>
    </style:style>
    <style:style style:name="P44" style:family="paragraph" style:parent-style-name="Preformatted_20_Text">
      <style:paragraph-properties fo:text-align="start" style:justify-single-word="false"/>
      <style:text-properties style:font-name="DejaVu Serif" fo:font-size="10.5pt" officeooo:paragraph-rsid="001c5184" style:font-size-asian="10.5pt" style:font-size-complex="10.5pt"/>
    </style:style>
    <style:style style:name="P45" style:family="paragraph" style:parent-style-name="Preformatted_20_Text">
      <style:paragraph-properties fo:text-align="start" style:justify-single-word="false"/>
      <style:text-properties style:font-name="DejaVu Serif" fo:font-size="10.5pt" officeooo:paragraph-rsid="002d6b59" style:font-size-asian="10.5pt" style:font-size-complex="10.5pt"/>
    </style:style>
    <style:style style:name="P46" style:family="paragraph" style:parent-style-name="Preformatted_20_Text">
      <style:paragraph-properties fo:text-align="start" style:justify-single-word="false"/>
      <style:text-properties style:font-name="DejaVu Serif" fo:font-size="10.5pt" officeooo:paragraph-rsid="0036244f" style:font-size-asian="10.5pt" style:font-size-complex="10.5pt"/>
    </style:style>
    <style:style style:name="P47"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48" style:family="paragraph" style:parent-style-name="Preformatted_20_Text">
      <style:paragraph-properties fo:text-align="start" style:justify-single-word="false"/>
      <style:text-properties style:font-name="DejaVu Serif" fo:font-size="10.5pt" officeooo:paragraph-rsid="00903fb5" style:font-size-asian="10.5pt" style:font-size-complex="10.5pt"/>
    </style:style>
    <style:style style:name="P49"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50" style:family="paragraph" style:parent-style-name="Preformatted_20_Text">
      <style:paragraph-properties fo:text-align="start" style:justify-single-word="false"/>
      <style:text-properties style:font-name="DejaVu Serif" fo:font-size="10.5pt" fo:language="it" fo:country="IT" fo:font-weight="bold" officeooo:paragraph-rsid="002a58a7" style:font-size-asian="10.5pt" style:font-weight-asian="bold" style:font-size-complex="10.5pt" style:font-weight-complex="bold"/>
    </style:style>
    <style:style style:name="P51" style:family="paragraph" style:parent-style-name="Preformatted_20_Text">
      <style:paragraph-properties fo:text-align="start" style:justify-single-word="false"/>
      <style:text-properties style:font-name="DejaVu Serif" fo:font-size="10.5pt" fo:language="it" fo:country="IT" fo:font-weight="bold" officeooo:paragraph-rsid="003c0df1" style:font-size-asian="10.5pt" style:font-weight-asian="bold" style:font-size-complex="10.5pt" style:font-weight-complex="bold"/>
    </style:style>
    <style:style style:name="P52" style:family="paragraph" style:parent-style-name="Preformatted_20_Text">
      <style:paragraph-properties fo:text-align="start"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3" style:family="paragraph" style:parent-style-name="Preformatted_20_Text">
      <style:paragraph-properties fo:text-align="center" style:justify-single-word="false"/>
      <style:text-properties style:font-name="DejaVu Serif" fo:font-size="10.5pt" fo:language="it" fo:country="IT" fo:font-weight="bold" officeooo:paragraph-rsid="002a4e9a" style:font-size-asian="10.5pt" style:font-weight-asian="bold" style:font-size-complex="10.5pt" style:font-weight-complex="bold"/>
    </style:style>
    <style:style style:name="P54" style:family="paragraph" style:parent-style-name="Preformatted_20_Text">
      <style:paragraph-properties fo:text-align="start" style:justify-single-word="false"/>
      <style:text-properties style:font-name="DejaVu Serif" fo:font-size="10.5pt" fo:language="it" fo:country="IT" fo:font-weight="bold" officeooo:paragraph-rsid="003cb09b" style:font-name-asian="AR PL UMing HK1" style:font-size-asian="10.5pt" style:font-weight-asian="bold" style:font-name-complex="Lohit Devanagari2" style:font-size-complex="10.5pt" style:font-weight-complex="bold"/>
    </style:style>
    <style:style style:name="P55" style:family="paragraph" style:parent-style-name="Preformatted_20_Text">
      <style:paragraph-properties fo:text-align="start" style:justify-single-word="false"/>
      <style:text-properties style:font-name="DejaVu Serif" fo:font-size="10.5pt" fo:language="it" fo:country="IT" fo:font-weight="normal" officeooo:paragraph-rsid="002a673a" style:font-size-asian="10.5pt" style:font-weight-asian="normal" style:font-size-complex="10.5pt" style:font-weight-complex="normal"/>
    </style:style>
    <style:style style:name="P56" style:family="paragraph" style:parent-style-name="Preformatted_20_Text">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57" style:family="paragraph" style:parent-style-name="Preformatted_20_Text">
      <style:paragraph-properties fo:text-align="start" style:justify-single-word="false"/>
      <style:text-properties style:font-name="DejaVu Serif" fo:font-size="10.5pt" officeooo:paragraph-rsid="002a673a" style:font-name-asian="AR PL UMing HK1" style:font-size-asian="10.5pt" style:font-name-complex="Lohit Devanagari2" style:font-size-complex="10.5pt"/>
    </style:style>
    <style:style style:name="P58" style:family="paragraph" style:parent-style-name="Preformatted_20_Text">
      <style:paragraph-properties fo:text-align="start" style:justify-single-word="false"/>
      <style:text-properties officeooo:paragraph-rsid="00903fb5"/>
    </style:style>
    <style:style style:name="P59" style:family="paragraph" style:parent-style-name="Table_20_Contents">
      <style:paragraph-properties fo:text-align="center" style:justify-single-word="false"/>
      <style:text-properties style:font-name="DejaVu Serif" fo:font-size="10.5pt" officeooo:paragraph-rsid="003f0cac" style:font-size-asian="10.5pt" style:font-size-complex="10.5pt"/>
    </style:style>
    <style:style style:name="P60" style:family="paragraph" style:parent-style-name="Table_20_Contents">
      <style:text-properties style:font-name="DejaVu Serif" fo:font-size="10.5pt" officeooo:paragraph-rsid="003f0cac" style:font-size-asian="10.5pt" style:font-size-complex="10.5pt"/>
    </style:style>
    <style:style style:name="P61" style:family="paragraph" style:parent-style-name="Text_20_body">
      <style:text-properties officeooo:paragraph-rsid="00afd5b2"/>
    </style:style>
    <style:style style:name="P62" style:family="paragraph" style:parent-style-name="Text_20_body">
      <style:text-properties officeooo:paragraph-rsid="00b51e0f"/>
    </style:style>
    <style:style style:name="P63" style:family="paragraph" style:parent-style-name="Text_20_body" style:list-style-name="L22">
      <style:text-properties officeooo:paragraph-rsid="00afd5b2"/>
    </style:style>
    <style:style style:name="P64" style:family="paragraph" style:parent-style-name="Text_20_body" style:list-style-name="L22">
      <style:text-properties officeooo:paragraph-rsid="00b1d040"/>
    </style:style>
    <style:style style:name="P65" style:family="paragraph" style:parent-style-name="Text_20_body" style:list-style-name="L22">
      <style:text-properties officeooo:paragraph-rsid="00b4f54d"/>
    </style:style>
    <style:style style:name="P66" style:family="paragraph" style:parent-style-name="Text_20_body">
      <style:text-properties style:use-window-font-color="true" style:font-name="Liberation Serif" fo:font-size="12pt" officeooo:paragraph-rsid="00b51e0f" style:font-size-asian="12pt" style:font-size-complex="12pt"/>
    </style:style>
    <style:style style:name="P67" style:family="paragraph" style:parent-style-name="Text_20_body">
      <style:text-properties style:use-window-font-color="true" style:font-name="Liberation Serif" fo:font-size="12pt" officeooo:paragraph-rsid="00ba0b39" style:font-size-asian="12pt" style:font-size-complex="12pt"/>
    </style:style>
    <style:style style:name="P68" style:family="paragraph" style:parent-style-name="Text_20_body" style:list-style-name="L23">
      <style:text-properties style:use-window-font-color="true" style:font-name="Liberation Serif" fo:font-size="12pt" officeooo:paragraph-rsid="00ba3f91" style:font-size-asian="12pt" style:font-size-complex="12pt"/>
    </style:style>
    <style:style style:name="P69" style:family="paragraph" style:parent-style-name="Text_20_body" style:list-style-name="L23">
      <style:text-properties style:use-window-font-color="true" style:font-name="Liberation Serif" fo:font-size="12pt" officeooo:paragraph-rsid="00bc06e6" style:font-size-asian="12pt" style:font-size-complex="12pt"/>
    </style:style>
    <style:style style:name="P70" style:family="paragraph" style:parent-style-name="Text_20_body" style:list-style-name="L23">
      <style:text-properties style:use-window-font-color="true" style:font-name="Liberation Serif" fo:font-size="12pt" officeooo:paragraph-rsid="00bc1976" style:font-size-asian="12pt" style:font-size-complex="12pt"/>
    </style:style>
    <style:style style:name="P71" style:family="paragraph" style:parent-style-name="Text_20_body" style:list-style-name="L23">
      <style:text-properties style:use-window-font-color="true" style:font-name="Liberation Serif" fo:font-size="12pt" officeooo:paragraph-rsid="00bcd194" style:font-size-asian="12pt" style:font-size-complex="12pt"/>
    </style:style>
    <style:style style:name="P72" style:family="paragraph" style:parent-style-name="Text_20_body" style:list-style-name="L23">
      <style:text-properties style:use-window-font-color="true" style:font-name="Liberation Serif" fo:font-size="12pt" officeooo:paragraph-rsid="00bd47ef" style:font-size-asian="12pt" style:font-size-complex="12pt"/>
    </style:style>
    <style:style style:name="P73" style:family="paragraph" style:parent-style-name="Text_20_body" style:list-style-name="L23">
      <style:text-properties style:use-window-font-color="true" style:font-name="Liberation Serif" fo:font-size="12pt" officeooo:paragraph-rsid="00bf057a" style:font-size-asian="12pt" style:font-size-complex="12pt"/>
    </style:style>
    <style:style style:name="P74" style:family="paragraph" style:parent-style-name="Text_20_body" style:list-style-name="L23">
      <style:text-properties style:use-window-font-color="true" style:font-name="Liberation Serif" fo:font-size="12pt" officeooo:paragraph-rsid="00c0d687" style:font-size-asian="12pt" style:font-size-complex="12pt"/>
    </style:style>
    <style:style style:name="P75" style:family="paragraph" style:parent-style-name="Standard" style:master-page-name="Standard">
      <style:paragraph-properties style:page-number="auto"/>
      <style:text-properties style:font-name="DejaVu Serif" fo:font-size="10.5pt" fo:language="it" fo:country="IT" officeooo:paragraph-rsid="0018e740" style:font-size-asian="10.5pt" style:font-size-complex="10.5pt"/>
    </style:style>
    <style:style style:name="P76" style:family="paragraph" style:parent-style-name="Standard" style:list-style-name="L1">
      <style:text-properties style:font-name="DejaVu Serif" fo:font-size="10.5pt" fo:language="it" fo:country="IT" officeooo:paragraph-rsid="0018e740" style:font-size-asian="10.5pt" style:font-size-complex="10.5pt"/>
    </style:style>
    <style:style style:name="P77" style:family="paragraph" style:parent-style-name="Standard" style:list-style-name="L1">
      <style:text-properties style:font-name="DejaVu Serif" fo:font-size="10.5pt" fo:language="it" fo:country="IT" officeooo:paragraph-rsid="003a8270" style:font-size-asian="10.5pt" style:font-size-complex="10.5pt"/>
    </style:style>
    <style:style style:name="P78" style:family="paragraph" style:parent-style-name="Standard" style:list-style-name="L1">
      <style:text-properties style:font-name="DejaVu Serif" fo:font-size="10.5pt" fo:language="it" fo:country="IT" officeooo:paragraph-rsid="007ae9ad" style:font-size-asian="10.5pt" style:font-size-complex="10.5pt"/>
    </style:style>
    <style:style style:name="P79" style:family="paragraph" style:parent-style-name="Standard" style:list-style-name="L1">
      <style:text-properties style:font-name="DejaVu Serif" fo:font-size="10.5pt" fo:language="it" fo:country="IT" officeooo:paragraph-rsid="007df1a9" style:font-size-asian="10.5pt" style:font-size-complex="10.5pt"/>
    </style:style>
    <style:style style:name="P80" style:family="paragraph" style:parent-style-name="Standard" style:list-style-name="L1">
      <style:text-properties style:font-name="DejaVu Serif" fo:font-size="10.5pt" fo:language="it" fo:country="IT" officeooo:paragraph-rsid="008257fd" style:font-size-asian="10.5pt" style:font-size-complex="10.5pt"/>
    </style:style>
    <style:style style:name="P81" style:family="paragraph" style:parent-style-name="Standard" style:list-style-name="L1">
      <style:text-properties style:font-name="DejaVu Serif" fo:font-size="10.5pt" fo:language="it" fo:country="IT" officeooo:paragraph-rsid="007d5a2a" style:font-size-asian="10.5pt" style:font-size-complex="10.5pt"/>
    </style:style>
    <style:style style:name="P82" style:family="paragraph" style:parent-style-name="Standard" style:list-style-name="L1">
      <style:text-properties style:font-name="DejaVu Serif" fo:font-size="10.5pt" fo:language="it" fo:country="IT" officeooo:paragraph-rsid="007f6934" style:font-size-asian="10.5pt" style:font-size-complex="10.5pt"/>
    </style:style>
    <style:style style:name="P83" style:family="paragraph" style:parent-style-name="Standard" style:list-style-name="L1">
      <style:text-properties style:font-name="DejaVu Serif" fo:font-size="10.5pt" fo:language="it" fo:country="IT" officeooo:paragraph-rsid="00830868" style:font-size-asian="10.5pt" style:font-size-complex="10.5pt"/>
    </style:style>
    <style:style style:name="P84" style:family="paragraph" style:parent-style-name="Standard" style:list-style-name="L10">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85" style:family="paragraph" style:parent-style-name="Standard">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86" style:family="paragraph" style:parent-style-name="Standard">
      <style:paragraph-properties fo:text-align="start" style:justify-single-word="false"/>
      <style:text-properties style:font-name="DejaVu Serif" fo:font-size="10.5pt" fo:language="it" fo:country="IT" fo:font-weight="normal" officeooo:paragraph-rsid="00953d54" style:font-size-asian="10.5pt" style:font-weight-asian="normal" style:font-size-complex="10.5pt" style:font-weight-complex="normal"/>
    </style:style>
    <style:style style:name="P87" style:family="paragraph" style:parent-style-name="Standard">
      <style:paragraph-properties fo:text-align="start" style:justify-single-word="false"/>
      <style:text-properties style:font-name="DejaVu Serif" fo:font-size="10.5pt" fo:language="it" fo:country="IT" fo:font-weight="bold" officeooo:paragraph-rsid="0018e740" style:font-size-asian="10.5pt" style:font-weight-asian="bold" style:font-size-complex="10.5pt" style:font-weight-complex="bold"/>
    </style:style>
    <style:style style:name="P88" style:family="paragraph" style:parent-style-name="Standard" style:list-style-name="L8">
      <style:paragraph-properties fo:text-align="start" style:justify-single-word="false"/>
      <style:text-properties style:font-name="DejaVu Serif" fo:font-size="10.5pt" officeooo:paragraph-rsid="007ba2a6" style:font-size-asian="10.5pt" style:font-size-complex="10.5pt"/>
    </style:style>
    <style:style style:name="P89" style:family="paragraph" style:parent-style-name="Standard" style:list-style-name="L9">
      <style:paragraph-properties fo:text-align="start" style:justify-single-word="false"/>
      <style:text-properties style:font-name="DejaVu Serif" fo:font-size="10.5pt" officeooo:paragraph-rsid="007ba2a6" style:font-size-asian="10.5pt" style:font-size-complex="10.5pt"/>
    </style:style>
    <style:style style:name="P90" style:family="paragraph" style:parent-style-name="Standard" style:list-style-name="L10">
      <style:paragraph-properties fo:text-align="start" style:justify-single-word="false"/>
      <style:text-properties style:font-name="DejaVu Serif" fo:font-size="10.5pt" officeooo:paragraph-rsid="0098d6bb" style:font-size-asian="10.5pt" style:font-size-complex="10.5pt"/>
    </style:style>
    <style:style style:name="P91" style:family="paragraph" style:parent-style-name="Standard" style:list-style-name="L14">
      <style:paragraph-properties fo:text-align="start" style:justify-single-word="false"/>
      <style:text-properties style:font-name="DejaVu Serif" fo:font-size="10.5pt" officeooo:paragraph-rsid="00398010" style:font-size-asian="10.5pt" style:font-size-complex="10.5pt"/>
    </style:style>
    <style:style style:name="P92" style:family="paragraph" style:parent-style-name="Standard" style:list-style-name="L15">
      <style:paragraph-properties fo:text-align="start" style:justify-single-word="false"/>
      <style:text-properties style:font-name="DejaVu Serif" fo:font-size="10.5pt" officeooo:paragraph-rsid="007103d6" style:font-size-asian="10.5pt" style:font-size-complex="10.5pt"/>
    </style:style>
    <style:style style:name="P93" style:family="paragraph" style:parent-style-name="Standard" style:list-style-name="L15">
      <style:paragraph-properties fo:text-align="start" style:justify-single-word="false"/>
      <style:text-properties style:font-name="DejaVu Serif" fo:font-size="10.5pt" officeooo:paragraph-rsid="0071fae7" style:font-size-asian="10.5pt" style:font-size-complex="10.5pt"/>
    </style:style>
    <style:style style:name="P94" style:family="paragraph" style:parent-style-name="Standard" style:list-style-name="L15">
      <style:paragraph-properties fo:text-align="start" style:justify-single-word="false"/>
      <style:text-properties style:font-name="DejaVu Serif" fo:font-size="10.5pt" officeooo:paragraph-rsid="009da5dc" style:font-size-asian="10.5pt" style:font-size-complex="10.5pt"/>
    </style:style>
    <style:style style:name="P95" style:family="paragraph" style:parent-style-name="Standard">
      <style:paragraph-properties fo:text-align="start" style:justify-single-word="false"/>
      <style:text-properties style:font-name="DejaVu Serif" fo:font-size="10.5pt" officeooo:paragraph-rsid="00972b21" style:font-size-asian="10.5pt" style:font-size-complex="10.5pt"/>
    </style:style>
    <style:style style:name="P96" style:family="paragraph" style:parent-style-name="Standard" style:list-style-name="L13">
      <style:paragraph-properties fo:text-align="start" style:justify-single-word="false"/>
      <style:text-properties style:font-name="DejaVu Serif" fo:font-size="10.5pt" officeooo:paragraph-rsid="0036244f" style:font-name-asian="AR PL UMing HK1" style:font-size-asian="10.5pt" style:font-name-complex="Lohit Devanagari2" style:font-size-complex="10.5pt"/>
    </style:style>
    <style:style style:name="P97"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483331" style:font-name-asian="AR PL UMing HK1" style:font-size-asian="10.5pt" style:font-weight-asian="normal" style:font-name-complex="Lohit Devanagari2" style:font-size-complex="10.5pt" style:font-weight-complex="normal"/>
    </style:style>
    <style:style style:name="P98"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58a096" style:font-name-asian="AR PL UMing HK1" style:font-size-asian="10.5pt" style:font-weight-asian="normal" style:font-name-complex="Lohit Devanagari2" style:font-size-complex="10.5pt" style:font-weight-complex="normal"/>
    </style:style>
    <style:style style:name="P99" style:family="paragraph" style:parent-style-name="Standard" style:list-style-name="L5">
      <style:paragraph-properties fo:text-align="start" style:justify-single-word="false"/>
      <style:text-properties fo:color="#000000" style:font-name="DejaVu Serif" fo:font-size="10.5pt" fo:language="it" fo:country="IT" fo:font-weight="normal" officeooo:paragraph-rsid="0094a814" style:font-name-asian="AR PL UMing HK1" style:font-size-asian="10.5pt" style:font-weight-asian="normal" style:font-name-complex="Lohit Devanagari2" style:font-size-complex="10.5pt" style:font-weight-complex="normal"/>
    </style:style>
    <style:style style:name="P100" style:family="paragraph" style:parent-style-name="Standard" style:list-style-name="L6">
      <style:text-properties fo:color="#000000" style:font-name="DejaVu Serif" fo:font-size="10.5pt" officeooo:paragraph-rsid="00568aba" style:font-name-asian="AR PL UMing HK1" style:font-size-asian="10.5pt" style:font-name-complex="Lohit Devanagari2" style:font-size-complex="10.5pt"/>
    </style:style>
    <style:style style:name="P101" style:family="paragraph" style:parent-style-name="Standard" style:list-style-name="L7">
      <style:text-properties fo:color="#000000" style:font-name="DejaVu Serif" fo:font-size="10.5pt" officeooo:paragraph-rsid="00509758" style:font-name-asian="AR PL UMing HK1" style:font-size-asian="10.5pt" style:font-name-complex="Lohit Devanagari2" style:font-size-complex="10.5pt"/>
    </style:style>
    <style:style style:name="P102" style:family="paragraph" style:parent-style-name="Standard" style:list-style-name="L7">
      <style:text-properties fo:color="#000000" style:font-name="DejaVu Serif" fo:font-size="10.5pt" officeooo:paragraph-rsid="008cdd9d" style:font-name-asian="AR PL UMing HK1" style:font-size-asian="10.5pt" style:font-name-complex="Lohit Devanagari2" style:font-size-complex="10.5pt"/>
    </style:style>
    <style:style style:name="P103" style:family="paragraph" style:parent-style-name="Standard" style:list-style-name="L7">
      <style:text-properties fo:color="#000000" style:font-name="DejaVu Serif" fo:font-size="10.5pt" officeooo:paragraph-rsid="00568aba" style:font-name-asian="AR PL UMing HK1" style:font-size-asian="10.5pt" style:font-name-complex="Lohit Devanagari2" style:font-size-complex="10.5pt"/>
    </style:style>
    <style:style style:name="P104" style:family="paragraph" style:parent-style-name="Standard" style:list-style-name="L7">
      <style:text-properties fo:color="#000000" style:font-name="DejaVu Serif" fo:font-size="10.5pt" officeooo:paragraph-rsid="0057e10d" style:font-name-asian="AR PL UMing HK1" style:font-size-asian="10.5pt" style:font-name-complex="Lohit Devanagari2" style:font-size-complex="10.5pt"/>
    </style:style>
    <style:style style:name="P105" style:family="paragraph" style:parent-style-name="Standard" style:list-style-name="L7">
      <style:text-properties fo:color="#000000" style:font-name="DejaVu Serif" fo:font-size="10.5pt" officeooo:paragraph-rsid="00584ed0" style:font-name-asian="AR PL UMing HK1" style:font-size-asian="10.5pt" style:font-name-complex="Lohit Devanagari2" style:font-size-complex="10.5pt"/>
    </style:style>
    <style:style style:name="P106" style:family="paragraph" style:parent-style-name="Standard" style:list-style-name="L15">
      <style:paragraph-properties fo:text-align="start" style:justify-single-word="false"/>
      <style:text-properties fo:color="#000000" style:font-name="DejaVu Serif" fo:font-size="10.5pt" officeooo:paragraph-rsid="007103d6" style:font-size-asian="10.5pt" style:font-size-complex="10.5pt"/>
    </style:style>
    <style:style style:name="P107" style:family="paragraph" style:parent-style-name="Standard" style:list-style-name="L15">
      <style:paragraph-properties fo:text-align="start" style:justify-single-word="false"/>
      <style:text-properties fo:color="#000000" style:font-name="DejaVu Serif" fo:font-size="10.5pt" officeooo:paragraph-rsid="0073d195" style:font-size-asian="10.5pt" style:font-size-complex="10.5pt"/>
    </style:style>
    <style:style style:name="P108" style:family="paragraph" style:parent-style-name="Standard" style:list-style-name="L15">
      <style:paragraph-properties fo:text-align="start" style:justify-single-word="false"/>
      <style:text-properties fo:color="#000000" style:font-name="DejaVu Serif" fo:font-size="10.5pt" officeooo:paragraph-rsid="0071fae7" style:font-size-asian="10.5pt" style:font-size-complex="10.5pt"/>
    </style:style>
    <style:style style:name="P109" style:family="paragraph" style:parent-style-name="Standard" style:list-style-name="L16">
      <style:paragraph-properties fo:text-align="start" style:justify-single-word="false"/>
      <style:text-properties fo:color="#000000" style:font-name="DejaVu Serif" fo:font-size="10.5pt" fo:font-weight="bold" officeooo:paragraph-rsid="0078e231" style:font-name-asian="AR PL UMing HK1" style:font-size-asian="10.5pt" style:font-weight-asian="bold" style:font-name-complex="Lohit Devanagari2" style:font-size-complex="10.5pt" style:font-weight-complex="bold"/>
    </style:style>
    <style:style style:name="P110" style:family="paragraph" style:parent-style-name="Standard" style:list-style-name="L7">
      <style:text-properties fo:color="#ff0000" style:font-name="DejaVu Serif" fo:font-size="10.5pt" officeooo:paragraph-rsid="005343bb" style:font-name-asian="AR PL UMing HK1" style:font-size-asian="10.5pt" style:font-name-complex="Lohit Devanagari2" style:font-size-complex="10.5pt"/>
    </style:style>
    <style:style style:name="P111" style:family="paragraph" style:parent-style-name="Standard">
      <style:text-properties fo:color="#ff0000" officeooo:paragraph-rsid="00c1c9fb"/>
    </style:style>
    <style:style style:name="P112" style:family="paragraph" style:parent-style-name="Standard" style:list-style-name="L15">
      <style:paragraph-properties fo:text-align="start" style:justify-single-word="false"/>
      <style:text-properties fo:color="#3f7f5f" style:font-name="DejaVu Serif" fo:font-size="10.5pt" officeooo:paragraph-rsid="006dd4f1" style:font-size-asian="10.5pt" style:font-size-complex="10.5pt"/>
    </style:style>
    <style:style style:name="P113" style:family="paragraph" style:parent-style-name="Standard">
      <style:text-properties fo:color="#0000ff" style:font-name="DejaVu Serif" fo:font-size="10.5pt" fo:language="it" fo:country="IT" fo:font-weight="normal" officeooo:paragraph-rsid="0065c234" style:font-name-asian="AR PL UMing HK1" style:font-size-asian="10.5pt" style:font-weight-asian="normal" style:font-name-complex="Lohit Devanagari2" style:font-size-complex="10.5pt" style:font-weight-complex="normal"/>
    </style:style>
    <style:style style:name="P114" style:family="paragraph" style:parent-style-name="Standard">
      <style:text-properties fo:color="#0000ff" style:font-name="DejaVu Serif" fo:font-size="10.5pt" fo:language="it" fo:country="IT" fo:font-weight="normal" officeooo:paragraph-rsid="00568aba" style:font-name-asian="AR PL UMing HK1" style:font-size-asian="10.5pt" style:font-weight-asian="normal" style:font-name-complex="Lohit Devanagari2" style:font-size-complex="10.5pt" style:font-weight-complex="normal"/>
    </style:style>
    <style:style style:name="P115" style:family="paragraph" style:parent-style-name="Standard">
      <style:paragraph-properties fo:text-align="start" style:justify-single-word="false"/>
      <style:text-properties fo:color="#0000ff" style:font-name="DejaVu Serif" fo:font-size="10.5pt" fo:language="it" fo:country="IT" fo:font-weight="normal" officeooo:paragraph-rsid="004bd4d5" style:font-name-asian="AR PL UMing HK1" style:font-size-asian="10.5pt" style:font-weight-asian="normal" style:font-name-complex="Lohit Devanagari2" style:font-size-complex="10.5pt" style:font-weight-complex="normal"/>
    </style:style>
    <style:style style:name="P116" style:family="paragraph" style:parent-style-name="Standard">
      <style:paragraph-properties fo:text-align="start" style:justify-single-word="false"/>
      <style:text-properties fo:color="#0000ff" style:font-name="DejaVu Serif" fo:font-size="10.5pt" fo:language="it" fo:country="IT" fo:font-weight="normal" officeooo:paragraph-rsid="005fb594" style:font-name-asian="AR PL UMing HK1" style:font-size-asian="10.5pt" style:font-weight-asian="normal" style:font-name-complex="Lohit Devanagari2" style:font-size-complex="10.5pt" style:font-weight-complex="normal"/>
    </style:style>
    <style:style style:name="P117" style:family="paragraph" style:parent-style-name="Standard">
      <style:text-properties fo:color="#0000ff" style:font-name="DejaVu Serif" fo:font-size="10.5pt" officeooo:paragraph-rsid="00433b38" style:font-name-asian="AR PL UMing HK1" style:font-size-asian="10.5pt" style:font-name-complex="Lohit Devanagari2" style:font-size-complex="10.5pt"/>
    </style:style>
    <style:style style:name="P118" style:family="paragraph" style:parent-style-name="Standard">
      <style:text-properties fo:color="#0000ff" style:font-name="DejaVu Serif" fo:font-size="10.5pt" officeooo:paragraph-rsid="00568aba" style:font-name-asian="AR PL UMing HK1" style:font-size-asian="10.5pt" style:font-name-complex="Lohit Devanagari2" style:font-size-complex="10.5pt"/>
    </style:style>
    <style:style style:name="P119" style:family="paragraph" style:parent-style-name="Standard">
      <style:text-properties fo:color="#0000ff" style:font-name="DejaVu Serif" fo:font-size="10.5pt" fo:font-weight="normal" officeooo:paragraph-rsid="00568aba" style:font-name-asian="AR PL UMing HK1" style:font-size-asian="10.5pt" style:font-weight-asian="normal" style:font-name-complex="Lohit Devanagari2" style:font-size-complex="10.5pt" style:font-weight-complex="normal"/>
    </style:style>
    <style:style style:name="P120" style:family="paragraph" style:parent-style-name="Standard">
      <style:text-properties fo:color="#0000ff" officeooo:paragraph-rsid="00c1c9fb"/>
    </style:style>
    <style:style style:name="P121" style:family="paragraph" style:parent-style-name="Standard">
      <style:text-properties fo:color="#2323dc" style:font-name="DejaVu Serif" fo:font-size="10.5pt" officeooo:paragraph-rsid="0079f3d7" style:font-name-asian="AR PL UMing HK1" style:font-size-asian="10.5pt" style:font-name-complex="Lohit Devanagari2" style:font-size-complex="10.5pt"/>
    </style:style>
    <style:style style:name="P122" style:family="paragraph" style:parent-style-name="Standard">
      <style:paragraph-properties fo:margin-left="-0.0209in" fo:margin-right="0in" fo:text-align="center" style:justify-single-word="false" fo:text-indent="0in" style:auto-text-indent="false"/>
      <style:text-properties style:font-name="DejaVu Serif" fo:font-size="10.5pt" fo:language="it" fo:country="IT" fo:font-weight="bold" officeooo:paragraph-rsid="0018e740" style:font-size-asian="10.5pt" style:font-weight-asian="bold" style:font-size-complex="10.5pt" style:font-weight-complex="bold"/>
    </style:style>
    <style:style style:name="P123" style:family="paragraph" style:parent-style-name="Preformatted_20_Text" style:list-style-name="L2">
      <style:paragraph-properties fo:text-align="start" style:justify-single-word="false"/>
      <style:text-properties style:font-name="DejaVu Serif" fo:font-size="10.5pt" officeooo:paragraph-rsid="001a7741" style:font-size-asian="10.5pt" style:font-size-complex="10.5pt"/>
    </style:style>
    <style:style style:name="P124" style:family="paragraph" style:parent-style-name="Preformatted_20_Text" style:list-style-name="L2">
      <style:paragraph-properties fo:text-align="start" style:justify-single-word="false"/>
      <style:text-properties style:font-name="DejaVu Serif" fo:font-size="10.5pt" officeooo:paragraph-rsid="001b3259" style:font-size-asian="10.5pt" style:font-size-complex="10.5pt"/>
    </style:style>
    <style:style style:name="P125" style:family="paragraph" style:parent-style-name="Preformatted_20_Text" style:list-style-name="L3">
      <style:paragraph-properties fo:text-align="start" style:justify-single-word="false"/>
      <style:text-properties style:font-name="DejaVu Serif" fo:font-size="10.5pt" officeooo:paragraph-rsid="001a7741" style:font-size-asian="10.5pt" style:font-size-complex="10.5pt"/>
    </style:style>
    <style:style style:name="P126" style:family="paragraph" style:parent-style-name="Preformatted_20_Text" style:list-style-name="L3">
      <style:paragraph-properties fo:text-align="start" style:justify-single-word="false"/>
      <style:text-properties style:font-name="DejaVu Serif" fo:font-size="10.5pt" officeooo:paragraph-rsid="001ecf43" style:font-size-asian="10.5pt" style:font-size-complex="10.5pt"/>
    </style:style>
    <style:style style:name="P127" style:family="paragraph" style:parent-style-name="Preformatted_20_Text" style:list-style-name="L12">
      <style:paragraph-properties fo:text-align="start" style:justify-single-word="false"/>
      <style:text-properties style:font-name="DejaVu Serif" fo:font-size="10.5pt" officeooo:paragraph-rsid="002a673a" style:font-size-asian="10.5pt" style:font-size-complex="10.5pt"/>
    </style:style>
    <style:style style:name="P128" style:family="paragraph" style:parent-style-name="Preformatted_20_Text" style:list-style-name="L12">
      <style:paragraph-properties fo:text-align="start" style:justify-single-word="false"/>
      <style:text-properties style:font-name="DejaVu Serif" fo:font-size="10.5pt" officeooo:paragraph-rsid="002e1951" style:font-size-asian="10.5pt" style:font-size-complex="10.5pt"/>
    </style:style>
    <style:style style:name="P129" style:family="paragraph" style:parent-style-name="Preformatted_20_Text" style:list-style-name="L15">
      <style:paragraph-properties fo:text-align="start" style:justify-single-word="false"/>
      <style:text-properties style:font-name="DejaVu Serif" fo:font-size="10.5pt" officeooo:paragraph-rsid="006944bc" style:font-size-asian="10.5pt" style:font-size-complex="10.5pt"/>
    </style:style>
    <style:style style:name="P130" style:family="paragraph" style:parent-style-name="Preformatted_20_Text">
      <style:paragraph-properties fo:text-align="start" style:justify-single-word="false"/>
      <style:text-properties style:font-name="DejaVu Serif" fo:font-size="10.5pt" officeooo:paragraph-rsid="006944bc" style:font-size-asian="10.5pt" style:font-size-complex="10.5pt"/>
    </style:style>
    <style:style style:name="P131" style:family="paragraph" style:parent-style-name="Preformatted_20_Text" style:list-style-name="L11">
      <style:paragraph-properties fo:text-align="start" style:justify-single-word="false"/>
      <style:text-properties style:font-name="DejaVu Serif" fo:font-size="10.5pt" fo:language="it" fo:country="IT" fo:font-weight="normal" officeooo:paragraph-rsid="007ba2a6" style:font-size-asian="10.5pt" style:font-weight-asian="normal" style:font-size-complex="10.5pt" style:font-weight-complex="normal"/>
    </style:style>
    <style:style style:name="P132" style:family="paragraph" style:parent-style-name="Preformatted_20_Text">
      <style:paragraph-properties fo:text-align="start" style:justify-single-word="false"/>
      <style:text-properties style:font-name="DejaVu Serif" fo:font-size="10.5pt" fo:language="it" fo:country="IT" fo:font-weight="bold" officeooo:paragraph-rsid="001a7741" style:font-size-asian="10.5pt" style:font-weight-asian="bold" style:font-size-complex="10.5pt" style:font-weight-complex="bold"/>
    </style:style>
    <style:style style:name="P133" style:family="paragraph" style:parent-style-name="Preformatted_20_Text">
      <style:paragraph-properties fo:text-align="start" style:justify-single-word="false"/>
      <style:text-properties style:font-name="DejaVu Serif" fo:font-size="10.5pt" fo:font-weight="normal" officeooo:paragraph-rsid="0071fae7" style:font-size-asian="10.5pt" style:font-weight-asian="normal" style:font-size-complex="10.5pt" style:font-weight-complex="normal"/>
    </style:style>
    <style:style style:name="P134" style:family="paragraph" style:parent-style-name="Preformatted_20_Text">
      <style:paragraph-properties fo:text-align="start" style:justify-single-word="false"/>
      <style:text-properties fo:color="#000000" style:font-name="DejaVu Serif" fo:font-size="10.5pt" officeooo:paragraph-rsid="00398010" style:font-size-asian="10.5pt" style:font-size-complex="10.5pt"/>
    </style:style>
    <style:style style:name="P135" style:family="paragraph" style:parent-style-name="Preformatted_20_Text">
      <style:paragraph-properties fo:text-align="start" style:justify-single-word="false"/>
      <style:text-properties officeooo:paragraph-rsid="002a673a"/>
    </style:style>
    <style:style style:name="P136" style:family="paragraph" style:parent-style-name="Preformatted_20_Text">
      <style:paragraph-properties fo:text-align="start" style:justify-single-word="false"/>
      <style:text-properties officeooo:paragraph-rsid="00a7384f"/>
    </style:style>
    <style:style style:name="P137" style:family="paragraph" style:parent-style-name="Preformatted_20_Text" style:list-style-name="L18">
      <style:paragraph-properties fo:text-align="start" style:justify-single-word="false"/>
      <style:text-properties officeooo:paragraph-rsid="00a8ea37"/>
    </style:style>
    <style:style style:name="P138" style:family="paragraph" style:parent-style-name="Preformatted_20_Text" style:list-style-name="L18">
      <style:paragraph-properties fo:text-align="start" style:justify-single-word="false"/>
      <style:text-properties officeooo:paragraph-rsid="00a9016b"/>
    </style:style>
    <style:style style:name="P139" style:family="paragraph" style:parent-style-name="Preformatted_20_Text">
      <style:paragraph-properties fo:text-align="start" style:justify-single-word="false"/>
      <style:text-properties officeooo:paragraph-rsid="00a9016b"/>
    </style:style>
    <style:style style:name="P140"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41"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49f0a" style:font-name-asian="AR PL UMing HK1" style:font-size-asian="10.5pt" style:font-weight-asian="normal" style:font-name-complex="Lohit Devanagari2" style:font-size-complex="10.5pt" style:font-weight-complex="normal"/>
    </style:style>
    <style:style style:name="P142" style:family="paragraph" style:parent-style-name="Preformatted_20_Text" style:list-style-name="L17">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143"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67655" style:font-name-asian="AR PL UMing HK1" style:font-size-asian="10.5pt" style:font-weight-asian="normal" style:font-name-complex="Lohit Devanagari2" style:font-size-complex="10.5pt" style:font-weight-complex="normal"/>
    </style:style>
    <style:style style:name="P144" style:family="paragraph" style:parent-style-name="Preformatted_20_Text">
      <style:paragraph-properties fo:text-align="start" style:justify-single-word="false"/>
      <style:text-properties style:use-window-font-color="true" style:font-name="DejaVu Serif" fo:font-size="10.5pt" fo:language="it" fo:country="IT" fo:font-weight="normal" officeooo:paragraph-rsid="00a7384f" style:font-name-asian="AR PL UMing HK1" style:font-size-asian="10.5pt" style:font-weight-asian="normal" style:font-name-complex="Lohit Devanagari2" style:font-size-complex="10.5pt" style:font-weight-complex="normal"/>
    </style:style>
    <style:style style:name="P145" style:family="paragraph" style:parent-style-name="Preformatted_20_Text">
      <style:paragraph-properties fo:text-align="start" style:justify-single-word="false"/>
      <style:text-properties fo:color="#0000ff" style:font-name="DejaVu Serif" fo:font-size="10.5pt" officeooo:paragraph-rsid="0036244f" style:font-size-asian="10.5pt" style:font-size-complex="10.5pt"/>
    </style:style>
    <style:style style:name="P146" style:family="paragraph" style:parent-style-name="Preformatted_20_Text">
      <style:paragraph-properties fo:text-align="start" style:justify-single-word="false"/>
      <style:text-properties fo:color="#0000ff" style:font-name="DejaVu Serif" fo:font-size="10.5pt" officeooo:paragraph-rsid="001c5184" style:font-size-asian="10.5pt" style:font-size-complex="10.5pt"/>
    </style:style>
    <style:style style:name="P147" style:family="paragraph" style:parent-style-name="Preformatted_20_Text">
      <style:paragraph-properties fo:text-align="start" style:justify-single-word="false"/>
      <style:text-properties fo:color="#0000ff" style:font-name="DejaVu Serif" fo:font-size="10.5pt" officeooo:paragraph-rsid="001d035d" style:font-size-asian="10.5pt" style:font-size-complex="10.5pt"/>
    </style:style>
    <style:style style:name="P148" style:family="paragraph" style:parent-style-name="Preformatted_20_Text">
      <style:paragraph-properties fo:text-align="start" style:justify-single-word="false"/>
      <style:text-properties fo:color="#0000ff" style:font-name="DejaVu Serif" fo:font-size="10.5pt" fo:language="it" fo:country="IT" fo:font-weight="normal" officeooo:paragraph-rsid="007ba2a6" style:font-size-asian="10.5pt" style:font-weight-asian="normal" style:font-size-complex="10.5pt" style:font-weight-complex="normal"/>
    </style:style>
    <style:style style:name="P149" style:family="paragraph" style:parent-style-name="Preformatted_20_Text">
      <style:paragraph-properties fo:text-align="start" style:justify-single-word="false"/>
      <style:text-properties fo:color="#0000ff" style:font-name="DejaVu Serif" fo:font-size="10.5pt" fo:language="it" fo:country="IT" fo:font-weight="normal" officeooo:paragraph-rsid="0071fae7" style:font-name-asian="AR PL UMing HK1" style:font-size-asian="10.5pt" style:font-weight-asian="normal" style:font-name-complex="Lohit Devanagari2" style:font-size-complex="10.5pt" style:font-weight-complex="normal"/>
    </style:style>
    <style:style style:name="P150" style:family="paragraph" style:parent-style-name="Preformatted_20_Text">
      <style:paragraph-properties fo:text-align="start" style:justify-single-word="false"/>
      <style:text-properties fo:color="#2323dc" style:font-name="DejaVu Serif" fo:font-size="10.5pt" fo:font-weight="normal" officeooo:paragraph-rsid="0079f3d7" style:font-name-asian="AR PL UMing HK1" style:font-size-asian="10.5pt" style:font-weight-asian="normal" style:font-name-complex="Lohit Devanagari2" style:font-size-complex="10.5pt" style:font-weight-complex="normal"/>
    </style:style>
    <style:style style:name="P151" style:family="paragraph" style:parent-style-name="Preformatted_20_Text">
      <style:paragraph-properties fo:text-align="start" style:justify-single-word="false"/>
      <style:text-properties fo:color="#2323dc" style:font-name="DejaVu Serif" fo:font-size="10.5pt" fo:language="it" fo:country="IT" fo:font-weight="normal" officeooo:paragraph-rsid="0086ebf3" style:font-name-asian="AR PL UMing HK1" style:font-size-asian="10.5pt" style:font-weight-asian="normal" style:font-name-complex="Lohit Devanagari2" style:font-size-complex="10.5pt" style:font-weight-complex="normal"/>
    </style:style>
    <style:style style:name="P152" style:family="paragraph" style:parent-style-name="Heading_20_1"/>
    <style:style style:name="P153" style:family="paragraph" style:parent-style-name="Heading_20_1">
      <style:text-properties style:font-name="Liberation Sans" fo:font-size="16.1000003814697pt" fo:font-weight="bold" style:font-name-asian="AR PL UMing HK" style:font-size-asian="16.1000003814697pt" style:font-weight-asian="bold" style:font-name-complex="Lohit Devanagari" style:font-size-complex="16.1000003814697pt" style:font-weight-complex="bold"/>
    </style:style>
    <style:style style:name="P154" style:family="paragraph" style:parent-style-name="Table_20_Contents" style:list-style-name="L4">
      <style:text-properties style:font-name="DejaVu Serif" fo:font-size="10.5pt" officeooo:paragraph-rsid="003f0cac" style:font-size-asian="10.5pt" style:font-size-complex="10.5pt"/>
    </style:style>
    <style:style style:name="P155" style:family="paragraph" style:parent-style-name="Table_20_Contents" style:list-style-name="L4">
      <style:text-properties style:font-name="DejaVu Serif" fo:font-size="10.5pt" officeooo:paragraph-rsid="0041f3fc" style:font-size-asian="10.5pt" style:font-size-complex="10.5pt"/>
    </style:style>
    <style:style style:name="P156" style:family="paragraph" style:parent-style-name="Contents_20_1">
      <style:paragraph-properties>
        <style:tab-stops>
          <style:tab-stop style:position="6.9252in" style:type="right" style:leader-style="dotted" style:leader-text="."/>
        </style:tab-stops>
      </style:paragraph-properties>
    </style:style>
    <style:style style:name="P157"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color="#ff0000"/>
    </style:style>
    <style:style style:name="T2" style:family="text">
      <style:text-properties fo:color="#0000ff"/>
    </style:style>
    <style:style style:name="T3" style:family="text">
      <style:text-properties fo:color="#000000"/>
    </style:style>
    <style:style style:name="T4" style:family="text">
      <style:text-properties fo:color="#000000" fo:font-weight="normal" style:font-name-asian="AR PL UMing HK1" style:font-weight-asian="normal" style:font-name-complex="Lohit Devanagari2" style:font-weight-complex="normal"/>
    </style:style>
    <style:style style:name="T5" style:family="text">
      <style:text-properties fo:color="#000000" fo:font-weight="normal" style:font-weight-asian="normal" style:font-weight-complex="normal"/>
    </style:style>
    <style:style style:name="T6" style:family="text">
      <style:text-properties fo:color="#000000" fo:language="it" fo:country="IT"/>
    </style:style>
    <style:style style:name="T7" style:family="text">
      <style:text-properties fo:color="#000000" style:font-name="DejaVu Serif" fo:font-size="10.5pt" style:font-size-asian="10.5pt" style:font-size-complex="10.5pt"/>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style>
    <style:style style:name="T10" style:family="text">
      <style:text-properties fo:color="#7f0055" fo:font-weight="normal" style:font-weight-asian="normal" style:font-weight-complex="normal"/>
    </style:style>
    <style:style style:name="T11" style:family="text">
      <style:text-properties fo:color="#7f0055" style:font-name="DejaVu Serif" fo:font-size="10.5pt" fo:font-weight="bold" style:font-size-asian="10.5pt" style:font-weight-asian="bold" style:font-size-complex="10.5pt"/>
    </style:style>
    <style:style style:name="T12" style:family="text">
      <style:text-properties fo:color="#6a3e3e"/>
    </style:style>
    <style:style style:name="T13" style:family="text">
      <style:text-properties fo:color="#6a3e3e" fo:font-weight="bold" style:font-weight-asian="bold" style:font-weight-complex="bold"/>
    </style:style>
    <style:style style:name="T14" style:family="text">
      <style:text-properties fo:color="#3f5fbf"/>
    </style:style>
    <style:style style:name="T15" style:family="text">
      <style:text-properties fo:language="it" fo:country="IT" fo:font-weight="bold" style:font-weight-asian="bold" style:font-weight-complex="bold"/>
    </style:style>
    <style:style style:name="T16" style:family="text">
      <style:text-properties fo:language="it" fo:country="IT" fo:font-weight="normal" style:font-weight-asian="normal" style:font-weight-complex="normal"/>
    </style:style>
    <style:style style:name="T17" style:family="text">
      <style:text-properties style:text-position="super 58%"/>
    </style:style>
    <style:style style:name="T18" style:family="text">
      <style:text-properties fo:color="#3f7f5f"/>
    </style:style>
    <style:style style:name="T19" style:family="text">
      <style:text-properties style:use-window-font-color="true" fo:font-weight="normal" style:font-weight-asian="normal" style:font-weight-complex="normal"/>
    </style:style>
    <style:style style:name="T20" style:family="text">
      <style:text-properties style:use-window-font-color="true" style:font-name="DejaVu Serif" fo:font-size="10.5pt" fo:language="it" fo:country="IT" fo:font-weight="normal" style:font-name-asian="AR PL UMing HK1" style:font-size-asian="10.5pt" style:font-weight-asian="normal" style:font-name-complex="Lohit Devanagari2" style:font-size-complex="10.5pt" style:font-weight-complex="normal"/>
    </style:style>
    <style:style style:name="T21" style:family="text">
      <style:text-properties style:use-window-font-color="true" style:font-name="DejaVu Serif" fo:font-size="10.5pt" fo:language="it" fo:country="IT" fo:font-weight="bold" style:font-name-asian="AR PL UMing HK1" style:font-size-asian="10.5pt" style:font-weight-asian="bold" style:font-name-complex="Lohit Devanagari2" style:font-size-complex="10.5pt" style:font-weight-complex="bold"/>
    </style:style>
    <style:style style:name="T22" style:family="text">
      <style:text-properties style:use-window-font-color="true" style:font-name="Liberation Serif" fo:font-size="12pt" style:font-size-asian="12pt" style:font-size-complex="12pt"/>
    </style:style>
    <style:style style:name="T23" style:family="text">
      <style:text-properties style:use-window-font-color="true" fo:language="it" fo:country="IT"/>
    </style:style>
    <style:style style:name="T24" style:family="text">
      <style:text-properties style:font-name="DejaVu Serif" fo:font-size="10.5pt" style:font-size-asian="10.5pt" style:font-size-complex="10.5pt"/>
    </style:style>
    <style:style style:name="T25"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text:p>
      <text:list xml:id="list8839662104208278224" text:style-name="L1">
        <text:list-item>
          <text:p text:style-name="P76">Progettazione e struttura delle varie parti del programma</text:p>
          <text:list>
            <text:list-item>
              <text:p text:style-name="P76">Struttura generale</text:p>
              <text:list>
                <text:list-item>
                  <text:p text:style-name="P76">Perchè scegliere un doppio MVC</text:p>
                </text:list-item>
              </text:list>
            </text:list-item>
            <text:list-item>
              <text:p text:style-name="P76">Il Server</text:p>
              <text:list>
                <text:list-item>
                  <text:list>
                    <text:list-item>
                      <text:p text:style-name="P77">Model: Le caselle per la mappa</text:p>
                    </text:list-item>
                    <text:list-item>
                      <text:p text:style-name="P77">Model: La mappa di gioco</text:p>
                    </text:list-item>
                    <text:list-item>
                      <text:p text:style-name="P77">Model: I mazzi e le carte</text:p>
                    </text:list-item>
                    <text:list-item>
                      <text:p text:style-name="P78">Model: I Personaggi</text:p>
                    </text:list-item>
                    <text:list-item>
                      <text:p text:style-name="P79">Model(??): L'announcer</text:p>
                    </text:list-item>
                    <text:list-item>
                      <text:p text:style-name="P80">Model: MapLoader e Mapwriter</text:p>
                    </text:list-item>
                    <text:list-item>
                      <text:p text:style-name="P81">Controller: Il turno</text:p>
                    </text:list-item>
                    <text:list-item>
                      <text:p text:style-name="P81">Controller: Problema del “turno incompleto”, timeout e override</text:p>
                    </text:list-item>
                    <text:list-item>
                      <text:p text:style-name="P82">Controller: La gestione delle partite – Master e GameMaster</text:p>
                    </text:list-item>
                    <text:list-item>
                      <text:p text:style-name="P76">Tools: StringRes, Logger, GlobalOptions</text:p>
                    </text:list-item>
                  </text:list>
                </text:list-item>
              </text:list>
            </text:list-item>
            <text:list-item>
              <text:p text:style-name="P76">Il Client</text:p>
              <text:list>
                <text:list-item>
                  <text:p text:style-name="P76">I tipi di client: nc vs java-cli vs java-swing</text:p>
                </text:list-item>
                <text:list-item>
                  <text:p text:style-name="P76">Struttura del client</text:p>
                </text:list-item>
                <text:list-item>
                  <text:p text:style-name="P76">Client con linea di comando </text:p>
                </text:list-item>
                <text:list-item>
                  <text:p text:style-name="P76">Client con Swing</text:p>
                </text:list-item>
              </text:list>
            </text:list-item>
            <text:list-item>
              <text:p text:style-name="P83">La comunicazione</text:p>
              <text:list>
                <text:list-item>
                  <text:p text:style-name="P76">Comunicazione mediante RMI</text:p>
                </text:list-item>
                <text:list-item>
                  <text:p text:style-name="P83">Comunicazione mediante Socket</text:p>
                </text:list-item>
              </text:list>
            </text:list-item>
          </text:list>
        </text:list-item>
      </text:list>
      <text:p text:style-name="P23">}</text:p>
      <text:p text:style-name="P23"/>
      <text:p text:style-name="P24">[legenda: <text:span text:style-name="T1">diagramma non ancora fatto / da aggiornare.</text:span><text:tab/><text:tab/><text:span text:style-name="T2">Diagramma pronto</text:span>]</text:p>
      <text:p text:style-name="P26"/>
      <text:p text:style-name="P26"/>
      <text:p text:style-name="P26"/>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6"><text:a xlink:type="simple" xlink:href="#__RefHeading__1957_1682228419" text:style-name="Index_20_Link" text:visited-style-name="Index_20_Link">1 Struttura generale<text:tab/>2</text:a></text:p>
          <text:p text:style-name="P157"><text:a xlink:type="simple" xlink:href="#__RefHeading__1959_1682228419" text:style-name="Index_20_Link" text:visited-style-name="Index_20_Link">1.1 Perchè scegliere un doppio Model-View-Controller<text:tab/>2</text:a></text:p>
          <text:p text:style-name="P156"><text:a xlink:type="simple" xlink:href="#__RefHeading__1962_1682228419" text:style-name="Index_20_Link" text:visited-style-name="Index_20_Link">2 Il Server<text:tab/>3</text:a></text:p>
          <text:p text:style-name="P157"><text:a xlink:type="simple" xlink:href="#__RefHeading__1964_1682228419" text:style-name="Index_20_Link" text:visited-style-name="Index_20_Link">2.1 Controller: il turno<text:tab/>3</text:a></text:p>
          <text:p text:style-name="P157"><text:a xlink:type="simple" xlink:href="#__RefHeading__1966_1682228419" text:style-name="Index_20_Link" text:visited-style-name="Index_20_Link">2.2 Controller: Problema del “turno incompleto”, timeout e override<text:tab/>5</text:a></text:p>
          <text:p text:style-name="P157"><text:a xlink:type="simple" xlink:href="#__RefHeading__1977_1682228419" text:style-name="Index_20_Link" text:visited-style-name="Index_20_Link">2.3 Controller: Gestione di multiple partite (Master e GameMaster)<text:tab/>6</text:a></text:p>
          <text:p text:style-name="P157"><text:a xlink:type="simple" xlink:href="#__RefHeading__1970_1682228419" text:style-name="Index_20_Link" text:visited-style-name="Index_20_Link">2.4 Model: Caselle per la mappa<text:tab/>7</text:a></text:p>
          <text:p text:style-name="P157"><text:a xlink:type="simple" xlink:href="#__RefHeading__1972_1682228419" text:style-name="Index_20_Link" text:visited-style-name="Index_20_Link">2.5 Model: La mappa di gioco<text:tab/>8</text:a></text:p>
          <text:p text:style-name="P157"><text:a xlink:type="simple" xlink:href="#__RefHeading__1974_1682228419" text:style-name="Index_20_Link" text:visited-style-name="Index_20_Link">2.6 Model : I mazzi e le carte<text:tab/>9</text:a></text:p>
          <text:p text:style-name="P157"><text:a xlink:type="simple" xlink:href="#__RefHeading__1979_1682228419" text:style-name="Index_20_Link" text:visited-style-name="Index_20_Link">2.7 Model: I personaggi<text:tab/>10</text:a></text:p>
          <text:p text:style-name="P156"><text:a xlink:type="simple" xlink:href="#__RefHeading__2979_1682228419" text:style-name="Index_20_Link" text:visited-style-name="Index_20_Link">3 Il Client<text:tab/>10</text:a></text:p>
          <text:p text:style-name="P157"><text:a xlink:type="simple" xlink:href="#__RefHeading__3085_1682228419" text:style-name="Index_20_Link" text:visited-style-name="Index_20_Link">3.1Struttura del Client<text:tab/>10</text:a></text:p>
          <text:p text:style-name="P157"><text:a xlink:type="simple" xlink:href="#__RefHeading__3087_1682228419" text:style-name="Index_20_Link" text:visited-style-name="Index_20_Link">3.2Client con Command Line Interface<text:tab/>10</text:a></text:p>
          <text:p text:style-name="P157"><text:a xlink:type="simple" xlink:href="#__RefHeading__3089_1682228419" text:style-name="Index_20_Link" text:visited-style-name="Index_20_Link">3.3Client con Graphical User Interface (Swing)<text:tab/>11</text:a></text:p>
        </text:index-body>
      </text:table-of-content>
      <text:p text:style-name="P87"/>
      <text:p text:style-name="P26"/>
      <text:p text:style-name="P26"/>
      <text:p text:style-name="P26"/>
      <text:p text:style-name="P26"/>
      <text:p text:style-name="P26"/>
      <text:p text:style-name="P26"><text:soft-page-break/></text:p>
      <text:p text:style-name="P26"/>
      <text:p text:style-name="P26"/>
      <text:p text:style-name="P26"/>
      <text:p text:style-name="P122"/>
      <text:h text:style-name="Heading_20_1" text:outline-level="1"><text:bookmark-start text:name="__RefHeading__1957_1682228419"/><text:s/>Struttura generale<text:bookmark-end text:name="__RefHeading__1957_1682228419"/></text:h>
      <text:h text:style-name="Heading_20_2" text:outline-level="2" text:is-list-header="true"/>
      <text:h text:style-name="Heading_20_2" text:outline-level="2"><text:bookmark-start text:name="__RefHeading__1959_1682228419"/><text:s/>Perchè scegliere un doppio Model-View-Controller<text:bookmark-end text:name="__RefHeading__1959_1682228419"/></text:h>
      <text:p text:style-name="P42"/>
      <text:p text:style-name="P42">Le varie responsabilità del Server vengono suddivise, costruendo una struttura del tipo Model-View-Controller, in questo modo:</text:p>
      <text:p text:style-name="P42"/>
      <text:list xml:id="list2171836943332020729" text:style-name="L2">
        <text:list-item>
          <text:p text:style-name="P123">Model : Comprende lo stato del gioco e le sue entità</text:p>
        </text:list-item>
      </text:list>
      <text:p text:style-name="P42"/>
      <text:list xml:id="list689952458" text:continue-numbering="true" text:style-name="L2">
        <text:list-item>
          <text:p text:style-name="P123">Controller : La logica applicativa, che invia comandi al Model a seconda di quanto ricevuto dagli utenti</text:p>
        </text:list-item>
      </text:list>
      <text:p text:style-name="P42"/>
      <text:list xml:id="list680626397" text:continue-numbering="true" text:style-name="L2">
        <text:list-item>
          <text:p text:style-name="P124">View : Riceve i comandi / le richieste dai Client</text:p>
        </text:list-item>
      </text:list>
      <text:p text:style-name="P43"/>
      <text:p text:style-name="P146">[diagramma: Package Structure del Server]</text:p>
      <text:p text:style-name="P42"/>
      <text:p text:style-name="P42"/>
      <text:p text:style-name="P44">Anche il Client impiega Model-View-Controller, infatti:</text:p>
      <text:p text:style-name="P42"/>
      <text:list xml:id="list4222770348691436054" text:style-name="L3">
        <text:list-item>
          <text:p text:style-name="P125">View : Organizza l'interfaccia utente (sia CLI sia la GUI con Swing), riceve i comandi dell'utente e li passa al Controller.</text:p>
        </text:list-item>
      </text:list>
      <text:p text:style-name="P42"/>
      <text:list xml:id="list1972058791" text:continue-numbering="true" text:style-name="L3">
        <text:list-item>
          <text:p text:style-name="P126">Controller : A seconda dei messaggi ricevuti dal Server, può modificare il Model, e modificare la View (ad esempio, inviare una richiesta all'utente). <text:line-break/>Inoltre, a seconda dell'input dell'utente ricevuto dalla View, </text:p>
          <text:p text:style-name="P126">nel caso della comunicazione via Socket dà l'ordine alla connessione di inviare la stringa al Server, mentre nel caso della comunicazione via RMI chiama il metodo appropriato dell'interfaccia remota del Server.</text:p>
        </text:list-item>
      </text:list>
      <text:p text:style-name="P42"/>
      <text:list xml:id="list1352348029" text:continue-numbering="true" text:style-name="L3">
        <text:list-item>
          <text:p text:style-name="P125">Connection : Gestisce la comunicazione con il Server, può usare sia Socket sia RMI</text:p>
        </text:list-item>
      </text:list>
      <text:p text:style-name="P42"/>
      <text:p text:style-name="P42"/>
      <text:list xml:id="list2147241892" text:continue-numbering="true" text:style-name="L3">
        <text:list-item>
          <text:p text:style-name="P125">Model : Contiene alcune informazioni sullo stato del gioco che sono utili al Client che fa uso della GUI; ad esempio : lo status corrente degli altri giocatori, il numero del turno, etc. </text:p>
        </text:list-item>
      </text:list>
      <text:p text:style-name="P42"/>
      <text:p text:style-name="P42"/>
      <text:p text:style-name="P147">[diagramma: Package Structure del Client]</text:p>
      <text:p text:style-name="P49"/>
      <text:p text:style-name="P49"/>
      <text:p text:style-name="P50"/>
      <text:p text:style-name="P49"/>
      <text:h text:style-name="Heading_20_1" text:outline-level="1"><text:bookmark-start text:name="__RefHeading__1962_1682228419"/><text:soft-page-break/><text:s/>Il Server<text:bookmark-end text:name="__RefHeading__1962_1682228419"/></text:h>
      <text:p text:style-name="P53"/>
      <text:h text:style-name="Heading_20_2" text:outline-level="2"><text:bookmark-start text:name="__RefHeading__1964_1682228419"/><text:s/>Controller: il turno<text:bookmark-end text:name="__RefHeading__1964_1682228419"/></text:h>
      <text:p text:style-name="P51"/>
      <text:p text:style-name="P51"/>
      <table:table table:name="Table1" table:style-name="Table1">
        <table:table-column table:style-name="Table1.A"/>
        <table:table-column table:style-name="Table1.B"/>
        <table:table-row>
          <table:table-cell table:style-name="Table1.A1" table:number-columns-spanned="2" office:value-type="string">
            <text:p text:style-name="P59">Struttura del turno e azioni possibili</text:p>
          </table:table-cell>
          <table:covered-table-cell/>
        </table:table-row>
        <table:table-row>
          <table:table-cell table:style-name="Table1.A2" office:value-type="string">
            <text:p text:style-name="P60">Umano</text:p>
          </table:table-cell>
          <table:table-cell table:style-name="Table1.B2" office:value-type="string">
            <text:p text:style-name="P60">Alieno</text:p>
          </table:table-cell>
        </table:table-row>
        <table:table-row>
          <table:table-cell table:style-name="Table1.A2" office:value-type="string">
            <text:list xml:id="list1050018920530478097" text:style-name="L4">
              <text:list-item>
                <text:p text:style-name="P154">Inizia turno</text:p>
              </text:list-item>
              <text:list-item>
                <text:p text:style-name="P154">Può giocare una Carta Oggetto (Teletrasporto/Adrenalina/Sedativi/Luci)</text:p>
              </text:list-item>
              <text:list-item>
                <text:p text:style-name="P154">Muove:</text:p>
                <text:list>
                  <text:list-item>
                    <text:p text:style-name="P154">richiedi input all'utente</text:p>
                  </text:list-item>
                  <text:list-item>
                    <text:p text:style-name="P154">la GameMap controlla la legittimità del movimento proposto e aggiorna la posizione</text:p>
                  </text:list-item>
                </text:list>
              </text:list-item>
              <text:list-item>
                <text:p text:style-name="P154">Se decide di attaccare (cosa che può fare solo giocando la Carta Oggetto Attacco), non deve pescare carte settore</text:p>
              </text:list-item>
              <text:list-item>
                <text:p text:style-name="P154">Conseguenza del movimento:</text:p>
                <text:list>
                  <text:list-item>
                    <text:p text:style-name="P154">Se richiesto, pesca una carta Settore/Scialuppa</text:p>
                  </text:list-item>
                  <text:list-item>
                    <text:p text:style-name="P154">Se una Carta è stata pescata, esegui azione corrispondente</text:p>
                  </text:list-item>
                  <text:list-item>
                    <text:p text:style-name="P154">Se la Carta Settore lo richiede, 2<text:span text:style-name="T17">a</text:span> azione: pesca una carta Oggetto</text:p>
                  </text:list-item>
                </text:list>
              </text:list-item>
              <text:list-item>
                <text:p text:style-name="P154">Può giocare una Carta Oggetto (Teletrasporto/Luci)</text:p>
              </text:list-item>
              <text:list-item>
                <text:p text:style-name="P154">Fine turno (n: resettare eventuali stati, come Adrenalina)</text:p>
              </text:list-item>
            </text:list>
          </table:table-cell>
          <table:table-cell table:style-name="Table1.B2" office:value-type="string">
            <text:list xml:id="list1380269604" text:continue-numbering="true" text:style-name="L4">
              <text:list-item>
                <text:p text:style-name="P154">Inizia turno</text:p>
              </text:list-item>
              <text:list-item>
                <text:p text:style-name="P155">Muovi:</text:p>
                <text:list>
                  <text:list-item>
                    <text:p text:style-name="P155">richiedi input all'utente</text:p>
                  </text:list-item>
                  <text:list-item>
                    <text:p text:style-name="P155">la GameMap controlla la legittimità del movimento proposto e aggiorna la posizione</text:p>
                  </text:list-item>
                </text:list>
              </text:list-item>
              <text:list-item>
                <text:p text:style-name="P154">Può Attaccare nella cella in cui si è spostato. Se decide di attaccare non deve pescare carte settore</text:p>
              </text:list-item>
              <text:list-item>
                <text:p text:style-name="P154">Se non ha attaccato, Conseguenza del movimento:</text:p>
                <text:list>
                  <text:list-item>
                    <text:p text:style-name="P154">Se richiesto, pesca una carta Settore</text:p>
                  </text:list-item>
                  <text:list-item>
                    <text:p text:style-name="P154">Se la Carta è stata pescata, esegui azione corrispondente (Noise/Silence)</text:p>
                  </text:list-item>
                  <text:list-item>
                    <text:p text:style-name="P154">Se la Carta Settore lo richiede, 2<text:span text:style-name="T17">a</text:span> azione: pesca una carta Oggetto</text:p>
                  </text:list-item>
                </text:list>
              </text:list-item>
              <text:list-item>
                <text:p text:style-name="P154">Fine turno</text:p>
              </text:list-item>
            </text:list>
          </table:table-cell>
        </table:table-row>
      </table:table>
      <text:p text:style-name="P1"/>
      <text:p text:style-name="P6">Definiamo le responsabilità per alcune classi:</text:p>
      <text:list xml:id="list4696524429106328403" text:style-name="L5">
        <text:list-item>
          <text:p text:style-name="P97"><text:span text:style-name="T25">TurnHandler </text:span>(nel Controller) contiene la logica applicativa del turno, ed esegue le varie fasi.</text:p>
        </text:list-item>
        <text:list-item>
          <text:p text:style-name="P99"><text:span text:style-name="T25">UserMessagesReporter </text:span>(nel Controller) contiene funzioni per richiedere input all'utente.</text:p>
        </text:list-item>
        <text:list-item>
          <text:p text:style-name="P98"><text:span text:style-name="T25">Player </text:span>(nel Model) contiene informazioni sullo stato del personaggio.</text:p>
        </text:list-item>
        <text:list-item>
          <text:p text:style-name="P98"><text:span text:style-name="T25">GameMap</text:span> (nel Model) contiene la posizione di ciascun giocatore.</text:p>
        </text:list-item>
        <text:list-item>
          <text:p text:style-name="P98"><text:span text:style-name="T25">Announcer</text:span> annuncia in broadcast gli eventi del gioco.</text:p>
        </text:list-item>
      </text:list>
      <text:p text:style-name="P3"/>
      <text:p text:style-name="P3">Nel TurnHandler, il metodo executeTurnSequence() , in ordine, invoca i metodi:</text:p>
      <text:p text:style-name="P3"/>
      <text:p text:style-name="P3">hailPlayer();</text:p>
      <text:p text:style-name="P29"><text:span text:style-name="T3">initialize(); <text:s/></text:span><text:span text:style-name="T18">// step 0</text:span></text:p>
      <text:p text:style-name="P29"><text:span text:style-name="T3">turnBeforeMove(); <text:s/></text:span><text:span text:style-name="T18">// step 1</text:span></text:p>
      <text:p text:style-name="P29"><text:span text:style-name="T3">turnMove(); <text:s/></text:span><text:span text:style-name="T18">// step 2</text:span></text:p>
      <text:p text:style-name="P29"><text:span text:style-name="T3">turnLand(); <text:s/></text:span><text:span text:style-name="T18">// also step 2</text:span></text:p>
      <text:p text:style-name="P29"><text:span text:style-name="T3">turnAfterMove(); <text:s/></text:span><text:span text:style-name="T18">// step 3</text:span></text:p>
      <text:p text:style-name="P29"><text:soft-page-break/><text:span text:style-name="T3">deInitialize(); <text:s/></text:span><text:span text:style-name="T18">// cleanup</text:span></text:p>
      <text:p text:style-name="P30">farewellPlayer();</text:p>
      <text:p text:style-name="P3"/>
      <text:p text:style-name="P4">TurnHandlerHuman e TurnHandlerAlien sono sottoclassi di TurnHandler, e implementano alcuni di questi metodi in maniera differente.</text:p>
      <text:p text:style-name="P115"/>
      <text:p text:style-name="P116">[diagramma delle classi UML: i TurnHandlers]</text:p>
      <text:p text:style-name="P5"/>
      <text:p text:style-name="P9">Per quanto riguarda le azioni che il giocatore deve eseguire, si utilizza il Pattern Command:</text:p>
      <text:p text:style-name="P9">Le azioni sono incapsulate in oggetti. Questi oggetti contengono metodi come:</text:p>
      <text:p text:style-name="P9">public void execute (Player currentPlayer, ...).</text:p>
      <text:p text:style-name="P9"/>
      <text:p text:style-name="P12">Ruoli nel pattern Command:</text:p>
      <text:p text:style-name="P12"/>
      <text:list xml:id="list5776956457209597222" text:style-name="L6">
        <text:list-item>
          <text:p text:style-name="P100">Invoker - La classe che invoca i metodi dei comandi:</text:p>
          <text:list>
            <text:list-item>
              <text:p text:style-name="P100">TurnHandler, TurnHandlerAlien, TurnHandlerHuman</text:p>
              <text:p text:style-name="P100"/>
            </text:list-item>
          </text:list>
        </text:list-item>
      </text:list>
      <text:list xml:id="list6242781609603967435" text:style-name="L7">
        <text:list-item>
          <text:p text:style-name="P101">Command – Le classi che specificano le interfacce per i diversi tipi di comandi : </text:p>
          <text:list>
            <text:list-item>
              <text:p text:style-name="P101">CellAction</text:p>
            </text:list-item>
            <text:list-item>
              <text:p text:style-name="P101">CardAction</text:p>
            </text:list-item>
            <text:list-item>
              <text:p text:style-name="P101">playerCommand</text:p>
            </text:list-item>
          </text:list>
          <text:p text:style-name="P102"/>
        </text:list-item>
        <text:list-item>
          <text:p text:style-name="P102">ConcreteCommand – Le classi che implementano i comandi, rispettivamente:</text:p>
          <text:list>
            <text:list-item>
              <text:p text:style-name="P102">GetEscapeCardAction, GetSectorCardAction, NoCellAction</text:p>
            </text:list-item>
            <text:list-item>
              <text:p text:style-name="P102">NoiseAnywhere, NoiseAnywhereWithObject, NoiseHere, NoiseHereWithObject, Silence, SilenceWithObject, Escape, CanNotEscape, DrawObjectCard</text:p>
            </text:list-item>
            <text:list-item>
              <text:p text:style-name="P102">Adrenaline, Sedatives, Lights, Teleport, AttackOrder, Defense</text:p>
              <text:list>
                <text:list-header>
                  <text:p text:style-name="P101"/>
                </text:list-header>
              </text:list>
            </text:list-item>
          </text:list>
        </text:list-item>
        <text:list-item>
          <text:p text:style-name="P103">Receiver – La classe che riceve gli effetti delle azioni invocate :</text:p>
          <text:list>
            <text:list-item>
              <text:p text:style-name="P103">Il Player, con le sue sottoclassi Human e Alien; si trovano all'interno del Model, dato che contengono informazioni sullo stato corrente del personaggio</text:p>
            </text:list-item>
            <text:list-item>
              <text:p text:style-name="P103">La GameMap, che contiene le posizioni dei Player</text:p>
              <text:p text:style-name="P103"/>
            </text:list-item>
          </text:list>
        </text:list-item>
        <text:list-item>
          <text:p text:style-name="P104">Client – La classe che crea i comandi:</text:p>
          <text:list>
            <text:list-item>
              <text:p text:style-name="P105">UserMessagesReporter, che crea il comando Movecommand</text:p>
            </text:list-item>
            <text:list-item>
              <text:p text:style-name="P105">TurnHandler, che crea il comando DrawObjectCard</text:p>
            </text:list-item>
            <text:list-item>
              <text:p text:style-name="P105">Le SectorCard, che ritornano CardActions</text:p>
            </text:list-item>
            <text:list-item>
              <text:p text:style-name="P105">Le ObjectCard, che ritornano ObjectCardActions</text:p>
            </text:list-item>
          </text:list>
          <text:p text:style-name="P110"/>
        </text:list-item>
      </text:list>
      <text:p text:style-name="P28"/>
      <text:p text:style-name="P117"/>
      <text:p text:style-name="P118">[diagramma delle classi, CellActions]</text:p>
      <text:p text:style-name="P118"/>
      <text:p text:style-name="P119">[diagramma delle classi, CardActions]</text:p>
      <text:p text:style-name="P114"/>
      <text:p text:style-name="P114">[diagramma delle classi, Move e Attack]</text:p>
      <text:p text:style-name="P7"/>
      <text:p text:style-name="P8">Si riporta qui l'insieme dei diagrammi di sequenza del turno umano:</text:p>
      <text:p text:style-name="P18"/>
      <text:p text:style-name="P113">[diagramma di sequenza, beforeMove]</text:p>
      <text:p text:style-name="P113"/>
      <text:p text:style-name="P113">[diagramma di sequenza, Move]</text:p>
      <text:p text:style-name="P113"/>
      <text:p text:style-name="P113"><text:soft-page-break/>[diagramma di sequenza, Land]</text:p>
      <text:p text:style-name="P113"/>
      <text:p text:style-name="P113">[diagramma di sequenza, PlayObjectCard]</text:p>
      <text:p text:style-name="P113"/>
      <text:p text:style-name="P113">[diagramma di sequenza, EscapeCell]</text:p>
      <text:p text:style-name="P113"/>
      <text:p text:style-name="P18"/>
      <text:p text:style-name="P18"/>
      <text:p text:style-name="P18"/>
      <text:p text:style-name="P18"/>
      <text:h text:style-name="Heading_20_2" text:outline-level="2"><text:bookmark-start text:name="__RefHeading__1966_1682228419"/><text:s/>Controller: Problema del “turno incompleto”, timeout e override<text:bookmark-end text:name="__RefHeading__1966_1682228419"/></text:h>
      <text:p text:style-name="P27"/>
      <text:p text:style-name="P25">L'utente può non rispondere, e fare scadere il tempo del suo turno.</text:p>
      <text:p text:style-name="P86">In tal caso, il Server completerà il turno dell'utente automaticamente e passerà il turno al prossimo giocatore. L'applicazione infatti è in grado di eseguire un turno di gioco in maniera autonoma.</text:p>
      <text:p text:style-name="P86"/>
      <text:p text:style-name="P86"/>
      <text:p text:style-name="P25">L'esecuzione di un turno è gestita da 2 thread, che sono attivi contemporaneamente:</text:p>
      <text:p text:style-name="P25"/>
      <text:list xml:id="list4352243617202415431" text:style-name="L8">
        <text:list-item>
          <text:p text:style-name="P88"><text:span text:style-name="T15">Il thread dell'ExecutiveController</text:span><text:span text:style-name="T16">, che esegue le funzioni che definiscono le fasi del turno di un utente.</text:span></text:p>
        </text:list-item>
      </text:list>
      <text:p text:style-name="P95"><text:span text:style-name="T16"><text:tab/>Quando l'utente non invia l'input richiesto, questo thread è in attesa dell'arrivo di un<text:tab/>input, cioè </text:span><text:span text:style-name="T15">si trova in una wait()</text:span><text:span text:style-name="T16"> in MessagingChannelSocket o in <text:tab/>MessagingChannelRMI.</text:span></text:p>
      <text:p text:style-name="P95"><text:span text:style-name="T16"/></text:p>
      <text:list xml:id="list5556295798007822343" text:style-name="L9">
        <text:list-item>
          <text:p text:style-name="P89"><text:span text:style-name="T15">Il thread del TimeController</text:span><text:span text:style-name="T16">, che gestisce il timeout di un turno, e indica al thread dell'ExecutiveController quando occorre incominciare il turno di un nuovo giocatore.</text:span></text:p>
        </text:list-item>
      </text:list>
      <text:list xml:id="list8477945243814168258" text:style-name="L10">
        <text:list-header>
          <text:p text:style-name="P90"><text:span text:style-name="T16">In questo caso, </text:span><text:span text:style-name="T15">finisce di eseguire wait(TIMEOUT)</text:span><text:span text:style-name="T16">, e vede che il turno non è ancora completato. </text:span></text:p>
          <text:p text:style-name="P90"><text:span text:style-name="T15">Mette in moto quindi il meccanismo dell'Override.</text:span></text:p>
        </text:list-header>
      </text:list>
      <text:p text:style-name="P25"/>
      <text:p text:style-name="P25">Meccanismo dell'Override, prima parte:</text:p>
      <text:list xml:id="list389421519" text:continue-numbering="true" text:style-name="L10">
        <text:list-item>
          <text:p text:style-name="P84">Il thread n.2, quello del TimeController, va a invocare il metodo dello UserMessagesReporter fillInDefaultOnce(), <text:s/></text:p>
        </text:list-item>
        <text:list-item>
          <text:p text:style-name="P84">il quale invoca il metodo di MessagingChannel overrideDefault(). Questo metodo consegna al thread n.1 la risposta di Default impostata per il tipo di richiesta fatta, e risveglia il thread n.1 con una notify().</text:p>
        </text:list-item>
        <text:list-item>
          <text:p text:style-name="P84">Il thread n.1 consegna quindi al controller del Server la risposta ricevuta, come se l'avesse inserita l'utente.</text:p>
        </text:list-item>
      </text:list>
      <text:p text:style-name="P25"/>
      <text:p text:style-name="P32">[diagramma: Override Socket, una sola entry]</text:p>
      <text:p text:style-name="P56"/>
      <text:p text:style-name="P25">Meccanismo dell'Override, seconda parte:</text:p>
      <text:list xml:id="list4758702176810038450" text:style-name="L11">
        <text:list-item>
          <text:p text:style-name="P131">Il thread n.2, dopo aver invocato nello UserMessagesReporter fillInDefaultOnce(), invoca fillInDefaultAlways(). Questo pone a true la variabile booleana automaticOverride.</text:p>
        </text:list-item>
        <text:list-item>
          <text:p text:style-name="P131">Se rimangono ancora altri input che l'utente avrebbe dovuto inserire, lo UserMessagesReporter vede che automaticOverride è a true e non richiede input all'utente tramite MessagingChannel; invece, ritorna subito un valore di default al TurnHandler .</text:p>
          <text:list>
            <text:list-item>
              <text:p text:style-name="P131">Regole per determinare il valore di default: </text:p>
              <text:list>
                <text:list-item>
                  <text:p text:style-name="P131"><text:soft-page-break/>Il giocatore non esegue alcuna azione volontaria, come giocare una carta oggetto o attaccare.</text:p>
                </text:list-item>
                <text:list-item>
                  <text:p text:style-name="P131">Se deve scegliere una posizione in cui fare un rumore, o giocare la carta Oggetto Luci, la scelta di default è la posizione in cui si trova.</text:p>
                </text:list-item>
                <text:list-item>
                  <text:p text:style-name="P131">Il giocatore non esegue alcun movimento, rimane nella cella in cui si trova.</text:p>
                </text:list-item>
              </text:list>
            </text:list-item>
          </text:list>
        </text:list-item>
      </text:list>
      <text:p text:style-name="P56"/>
      <text:p text:style-name="P56"/>
      <text:p text:style-name="P32">[diagramma: OverrideRMI, multiple entry]</text:p>
      <text:p text:style-name="P32"/>
      <text:h text:style-name="Heading_20_2" text:outline-level="2"><text:bookmark-start text:name="__RefHeading__1977_1682228419"/><text:s/>Controller: Gestione di multiple partite (Master e GameMaster)<text:bookmark-end text:name="__RefHeading__1977_1682228419"/></text:h>
      <text:p text:style-name="P61"/>
      <text:p text:style-name="P61">Le responsabilità della classe <text:span text:style-name="T25">Master</text:span> sono:</text:p>
      <text:list xml:id="list1541992794097371922" text:style-name="L22">
        <text:list-item>
          <text:p text:style-name="P63">Tenere una lista dei GameMaster (che gestiscono ciascuno una partita), e crearne di nuovi o eliminarne se occorre.</text:p>
        </text:list-item>
        <text:list-item>
          <text:p text:style-name="P63">Ricevere la notifica della connessione di un giocatore; in tal caso, controlla se esiste un GameMaster che ha posti liberi e non sta gestendo una partita già avviata. <text:line-break/>Una volta trovato (o creato) un GameMaster in grado di accogliere il giocatore, Master invoca le funzioni necessarie all'interno del GameMaster così che il giocatore sia aggiunto in quella partita.</text:p>
        </text:list-item>
        <text:list-item>
          <text:p text:style-name="P64">Ricevere la notifica della disconnessione di un giocatore; in tal caso, passa la notifica al GameMaster a cui il giocatore apparteneva, che gestirà la disconnessione dell'utente dalla partita.</text:p>
        </text:list-item>
        <text:list-item>
          <text:p text:style-name="P65">A seconda del tipo di connessione(Socket-RMI) usata dai giocatori che si connettono, associare un tipo di Announcer a un GameMaster. <text:line-break/>Announcer è la classe che serve a mandare messaggi in broadcast a tutti i giocatori di una partita che usano un certo tipo di connessione. <text:line-break/>(Per i Socket esiste AnnouncerStrings, per RMI esiste AnnouncerBroadcastRMI. Un GameMaster può avere entrambi gli Announcer associati se si connettono utenti che usano diversi tipi di connessione.)</text:p>
        </text:list-item>
      </text:list>
      <text:p text:style-name="P62">nota: i metodi della classe Master da noi usati sono tutti metodi statici.</text:p>
      <text:p text:style-name="P66"/>
      <text:p text:style-name="P67">La classe <text:span text:style-name="T25">GameMaster</text:span> gestisce una singola partita. Le sue responsabilità sono: </text:p>
      <text:list xml:id="list1022527143640846894" text:style-name="L23">
        <text:list-item>
          <text:p text:style-name="P68">Gestire l'entrata di un nuovo utente, cioè:</text:p>
          <text:list>
            <text:list-item>
              <text:p text:style-name="P68">Associare la sua interfaccia di comunicazione (MessagingChannelStrings o MesssagingChannelRMI) a un Player, che potrà essere Umano o Alieno in modo da avere le 2 squadre con un numero bilanciato di giocatori.</text:p>
            </text:list-item>
            <text:list-item>
              <text:p text:style-name="P69">Ordinare alla mappa di piazzare il nuovo Player nella casella di partenza appropriata.</text:p>
            </text:list-item>
            <text:list-item>
              <text:p text:style-name="P69">Ordinare all'Announcer di annunciare ai giocatori già presenti che un nuovo giocatore si è connesso.</text:p>
            </text:list-item>
          </text:list>
        </text:list-item>
        <text:list-item>
          <text:p text:style-name="P70">Gestire la disconnessione di un utente, cioè:</text:p>
          <text:list>
            <text:list-item>
              <text:p text:style-name="P71">Eliminare il Player dalla lista di quelli nella partita.</text:p>
            </text:list-item>
            <text:list-item>
              <text:p text:style-name="P71"><text:soft-page-break/>Controllare la fase della partita in cui ci si trova: Prima dell'inizio, in corso, finita.</text:p>
            </text:list-item>
            <text:list-item>
              <text:p text:style-name="P72">Nel caso la partita fosse in corso e rimane solo 1 giocatore, oppure un intero team si è disconnesso, terminare immediatamente la partita.</text:p>
            </text:list-item>
          </text:list>
        </text:list-item>
        <text:list-item>
          <text:p text:style-name="P72">Attendere il timeout definito (default: 60 secondi), prima di controllare se esistono le condizioni per fare iniziare una partita.</text:p>
        </text:list-item>
        <text:list-item>
          <text:p text:style-name="P73">Far partire i thread di ExecutiveController e TimeController, che gestiranno l'esecuzione dei turni di gioco e la conclusione del gioco.</text:p>
        </text:list-item>
        <text:list-item>
          <text:p text:style-name="P74">Mantenere un riferimento alla classe VictoryChecker, la quale quando il gioco è finito accederà alle informazioni di stato dei Players per determinare vincitori e perdenti.</text:p>
        </text:list-item>
      </text:list>
      <text:p text:style-name="P120">[diagramma delle classi: Master &amp; GameMaster]</text:p>
      <text:p text:style-name="P120"/>
      <text:p text:style-name="P120">[diagramma di sequenza: inizio di una partita]</text:p>
      <text:p text:style-name="P111"/>
      <text:p text:style-name="P111">[diagramma di sequenza: connessione di un giocatore]</text:p>
      <text:p text:style-name="P111"/>
      <text:p text:style-name="P111">[diagramma di sequenza:disconnessione di un giocatore]</text:p>
      <text:p text:style-name="P120"/>
      <text:p text:style-name="P120"/>
      <text:h text:style-name="Heading_20_2" text:outline-level="2"><text:bookmark-start text:name="__RefHeading__1970_1682228419"/><text:s/>Model: Caselle per la mappa<text:bookmark-end text:name="__RefHeading__1970_1682228419"/></text:h>
      <text:p text:style-name="P52"/>
      <text:p text:style-name="P40">Ogni Casella nella mappa è identificata dalla sua posizione. </text:p>
      <text:p text:style-name="P45">Le celle sono esagonali; per gestire le coordinate di una cella, e l'individuazione delle sue vicine, sfruttiamo la metodologia definita in : <text:span text:style-name="T14">http://www.redblobgames.com/grids/hexagons</text:span></text:p>
      <text:p text:style-name="P40"/>
      <text:p text:style-name="P40">Per descrivere la posizione di una cella, usiamo 3 differenti sistemi di coordinate: </text:p>
      <text:list xml:id="list6496707583700103527" text:style-name="L12">
        <text:list-item>
          <text:p text:style-name="P127"><text:span text:style-name="T25">coordinate cubiche, es: (1,3,4).</text:span> Usando 3 assi di riferimento sul piano, è possibile descrivere ogni cella senza dover attuare degli offset. Ogni cella conosce la sua posizione in termini di coordinate cubiche.</text:p>
          <text:p text:style-name="P128">La classe PositionCubic contiene una posizione a 3 dimensioni, e alcuni metodi utili, come equals() o distanceFrom(PositionCubic other).</text:p>
          <text:p text:style-name="P128"/>
        </text:list-item>
        <text:list-item>
          <text:p text:style-name="P127"><text:span text:style-name="T25">coordinate a 2 dimensioni, es: (1,2)</text:span>. Utilizza 2 assi di riferimento sul piano; sono utili principalmente perchè permettono la conversione in coordinate alfanumeriche.</text:p>
          <text:p text:style-name="P128">La classe Position2D contiene una posizione a 2 dimensioni.</text:p>
          <text:p text:style-name="P128"/>
        </text:list-item>
        <text:list-item>
          <text:p text:style-name="P127"><text:span text:style-name="T25">coordinate alfanumeriche, es: (B,5). </text:span>Il modo 'classico' di riferirsi alle caselle, e anche quello che viene visualizzato graficamente sulla mappa.</text:p>
          <text:p text:style-name="P128">Sono rappresentate mediante stringhe, sulle quali viene effettuato un check di formato.</text:p>
        </text:list-item>
      </text:list>
      <text:p text:style-name="P40"/>
      <text:p text:style-name="P45"/>
      <text:p text:style-name="P55">Esempio di coordinate cubiche:</text:p>
      <text:p text:style-name="P55"/>
      <text:p text:style-name="P31">[immagine: esempio di coordinate cubiche]</text:p>
      <text:p text:style-name="P37"/>
      <text:p text:style-name="P38">Occorre una classe che possa convertire da un tipo di coordinate all'altro. </text:p>
      <text:p text:style-name="P38">La classe CoordinatesConverter contiene una serie di metodi statici utili a questo scopo.</text:p>
      <text:p text:style-name="P37"><text:tab/></text:p>
      <text:p text:style-name="P31"><text:soft-page-break/></text:p>
      <text:p text:style-name="P34">[<text:span text:style-name="T2">diagramma UML delle classi di posizionamento]</text:span></text:p>
      <text:p text:style-name="P34"/>
      <text:p text:style-name="P34"/>
      <text:p text:style-name="P39">Grazie al sistema di coordinate cubiche, una cella non deve contenere 6 puntatori ai propri vicini. Avendo una cella con posizione (x,y,z):</text:p>
      <text:p text:style-name="P39">vicini = celle con posizioni tali che 2 variabili tra x, y e z differiscono una di +1 e un'altra di -1</text:p>
      <text:p text:style-name="P33">[immagine: una casella e le sue vicine]</text:p>
      <text:p text:style-name="P34"/>
      <text:p text:style-name="P34"/>
      <text:p text:style-name="P40"/>
      <text:p text:style-name="P40"/>
      <text:p text:style-name="P46">Una cella deve contenere l'informazione riguardante il tipo di settore: sicuro, pericoloso, partenza umani, partenza alieni, scialuppa.</text:p>
      <text:p text:style-name="P46">Definiamo delle sottoclassi di Cell :</text:p>
      <text:p text:style-name="P145">[diagramma: Cell e sottotipi]</text:p>
      <text:p text:style-name="P35"/>
      <text:p text:style-name="P35"/>
      <text:p text:style-name="P35"/>
      <text:p text:style-name="P35"/>
      <text:p text:style-name="P35"/>
      <text:p text:style-name="P46">Una cella può essere la destinazione di un movimento o meno, anche a seconda del team del giocatore; la EscapeCell / cella scialuppa può essere destinazione di un movimento per un Umano, ma non per un Alieno. Si definisce perciò il metodo</text:p>
      <text:p text:style-name="P20"><text:span text:style-name="T9">public</text:span><text:span text:style-name="T3"> </text:span><text:span text:style-name="T9">boolean</text:span><text:span text:style-name="T3"> canEnter(Player </text:span><text:span text:style-name="T12">curPlayer</text:span><text:span text:style-name="T3">)</text:span></text:p>
      <text:p text:style-name="P46">che può ritornare <text:span text:style-name="T9">true </text:span><text:span text:style-name="T4">o</text:span><text:span text:style-name="T9"> false, </text:span><text:span text:style-name="T4">a seconda del tipo di cella e del tipo di giocatore.</text:span></text:p>
      <text:p text:style-name="P40"/>
      <text:p text:style-name="P21">A seconda del tipo di cella, il giocatore dovrà eseguire diverse azioni:</text:p>
      <text:list xml:id="list5941466943902286347" text:style-name="L13">
        <text:list-item>
          <text:p text:style-name="P96">pescare una carta settore</text:p>
        </text:list-item>
        <text:list-item>
          <text:p text:style-name="P96">pescare una carta scialuppa</text:p>
        </text:list-item>
        <text:list-item>
          <text:p text:style-name="P96">niente</text:p>
        </text:list-item>
      </text:list>
      <text:p text:style-name="P41">Seguendo il pattern Command, ogni azione è incapsulata in un oggetto, rispettivamente:</text:p>
      <text:list xml:id="list5718857070517841058" text:style-name="L14">
        <text:list-item>
          <text:p text:style-name="P91"><text:span text:style-name="T9">public</text:span><text:span text:style-name="T3"> </text:span><text:span text:style-name="T9">class</text:span><text:span text:style-name="T3"> GetSectorCardAction</text:span></text:p>
        </text:list-item>
        <text:list-item>
          <text:p text:style-name="P91"><text:span text:style-name="T9">public</text:span><text:span text:style-name="T3"> </text:span><text:span text:style-name="T9">class</text:span><text:span text:style-name="T3"> GetEscapeCardAction</text:span></text:p>
        </text:list-item>
        <text:list-item>
          <text:p text:style-name="P91"><text:span text:style-name="T9">public</text:span><text:span text:style-name="T3"> </text:span><text:span text:style-name="T9">class</text:span><text:span text:style-name="T3"> NoCellAction</text:span></text:p>
        </text:list-item>
      </text:list>
      <text:p text:style-name="P134"/>
      <text:p text:style-name="P58"><text:span text:style-name="T24">Ogni cella ha quindi un metodo </text:span><text:span text:style-name="T11">public</text:span><text:span text:style-name="T7"> CellAction getCellAction(), che ritorna uno degli oggetti citati.</text:span></text:p>
      <text:p text:style-name="P48"/>
      <text:p text:style-name="P135"/>
      <text:h text:style-name="Heading_20_2" text:outline-level="2"><text:bookmark-start text:name="__RefHeading__1972_1682228419"/><text:s/>Model: La mappa di gioco<text:bookmark-end text:name="__RefHeading__1972_1682228419"/></text:h>
      <text:p text:style-name="P54"/>
      <text:p text:style-name="P133"/>
      <text:p text:style-name="P149">[diagramma delle classi UML : GameMap] </text:p>
      <text:p text:style-name="P40"/>
      <text:p text:style-name="P47">Gli elementi più importanti nella mappa di gioco: </text:p>
      <text:p text:style-name="P47"/>
      <text:list xml:id="list5464897020330708450" text:style-name="L15">
        <text:list-item>
          <text:p text:style-name="P92"><text:span text:style-name="T5">La hashmap</text:span><text:span text:style-name="T9"> private</text:span><text:span text:style-name="T3"> Map&lt;String, Cell&gt; </text:span><text:span text:style-name="T8">cells:</text:span></text:p>
          <text:p text:style-name="P92"><text:span text:style-name="T3">contiene le celle esistenti nella mappa, associando coordinate alfanumeriche a coordinate cubiche; questo permette di </text:span><text:span text:style-name="T6">velocizzare la ricerca di una cella durante le fasi di gioco.</text:span></text:p>
          <text:p text:style-name="P112">es .&lt;”A03”,Cell(2,3,5)&gt;</text:p>
          <text:p text:style-name="P112"><text:soft-page-break/></text:p>
        </text:list-item>
        <text:list-item>
          <text:p text:style-name="P92"><text:span text:style-name="T5">La hashmap</text:span><text:span text:style-name="T10"> </text:span><text:span text:style-name="T9">private</text:span><text:span text:style-name="T3"> Map&lt;Player, Cell&gt;</text:span><text:span text:style-name="T8"> playersPositions</text:span><text:span text:style-name="T3">;</text:span></text:p>
          <text:p text:style-name="P106">contiene la posizione attuale di ciascun giocatore</text:p>
          <text:p text:style-name="P106"/>
        </text:list-item>
        <text:list-item>
          <text:p text:style-name="P94"><text:span text:style-name="T19">Il metodo</text:span><text:span text:style-name="T9"> <text:line-break/>public</text:span><text:span text:style-name="T3"> </text:span><text:span text:style-name="T8">CellAction move(PlayerActionInterface curPlayer, String destination)</text:span><text:span text:style-name="T3"><text:line-break/>il quale:</text:span></text:p>
          <text:list>
            <text:list-item>
              <text:p text:style-name="P94"><text:span text:style-name="T3"><text:s/>invoca altri metodi per verificare se il movimento proposto è effettivamente eseguibile;</text:span></text:p>
            </text:list-item>
            <text:list-item>
              <text:p text:style-name="P94"><text:span text:style-name="T3"><text:s/>se no, lancia una delle possibili eccezioni<text:line-break/>(BadCoordinatesException, DestinationUnreachableException, CellNotExistsException, PlayerCanNotEnterException)</text:span></text:p>
            </text:list-item>
            <text:list-item>
              <text:p text:style-name="P94"><text:span text:style-name="T3">se sì, aggiorna la posizione del Player sulla mappa.</text:span></text:p>
            </text:list-item>
          </text:list>
          <text:p text:style-name="P107">Per il funzionamento dettagliato del metodo move, si rimanda ai diagrammi di sequenza della parte Controller: turno</text:p>
          <text:p text:style-name="P107"/>
        </text:list-item>
        <text:list-item>
          <text:p text:style-name="P93"><text:span text:style-name="T3">Il metodo<text:line-break/></text:span><text:span text:style-name="T9">public</text:span><text:span text:style-name="T8"> List&lt;PlayerActionInterface&gt; getPlayersByPosition(PositionCubic </text:span><text:span text:style-name="T13">pos</text:span><text:span text:style-name="T8">)</text:span></text:p>
          <text:p text:style-name="P108">che ritorna una lista con tutti i Player che si trovano in una data posizione (utile per il comando Attack o la carta oggetto Lights)</text:p>
          <text:p text:style-name="P129"/>
        </text:list-item>
      </text:list>
      <text:p text:style-name="P47"/>
      <text:p text:style-name="P36"/>
      <text:p text:style-name="P36"/>
      <text:p text:style-name="P36"/>
      <text:p text:style-name="P36"/>
      <text:p text:style-name="P36"/>
      <text:p text:style-name="P36"/>
      <text:p text:style-name="P36"/>
      <text:p text:style-name="P36"/>
      <text:p text:style-name="P36"/>
      <text:p text:style-name="P57"/>
      <text:h text:style-name="Heading_20_2" text:outline-level="2"><text:bookmark-start text:name="__RefHeading__1974_1682228419"/><text:s/>Model : I mazzi e le carte<text:bookmark-end text:name="__RefHeading__1974_1682228419"/></text:h>
      <text:p text:style-name="P10"/>
      <text:p text:style-name="P121">[diagramma delle classi : DecksHandler e Decks]</text:p>
      <text:p text:style-name="P19"/>
      <text:p text:style-name="P10">La classe <text:span text:style-name="T25">Deck</text:span>, rappresenta un mazzo di carte generico e il suo comportamento.</text:p>
      <text:p text:style-name="P13">La struttura dati usata è una ArrayList; </text:p>
      <text:p text:style-name="P13">Vi è un counter, che tiene traccia dell'estrazione delle carte (la performance è migliore rispetto a eliminare gli oggetti, e ricrearli quando si deve rimescolare il mazzo).</text:p>
      <text:p text:style-name="P14"/>
      <text:p text:style-name="P15">Le sottoclassi </text:p>
      <text:list xml:id="list6710083941307908229" text:style-name="L16">
        <text:list-item>
          <text:p text:style-name="P109">EscapeDeck, </text:p>
        </text:list-item>
        <text:list-item>
          <text:p text:style-name="P109">SectorDeck, </text:p>
        </text:list-item>
        <text:list-item>
          <text:p text:style-name="P109">ObjectDeck </text:p>
        </text:list-item>
      </text:list>
      <text:p text:style-name="P15">ereditano il comportamento della sovraclasse, e in più vi aggiungono un costruttore che crea i mazzi con i tipi di carte specificati.</text:p>
      <text:p text:style-name="P15">(nota: quando i mazzi vengono creati, si esegue anche la funzione <text:span text:style-name="T25">shuffleDeck()</text:span> per mescolarli)</text:p>
      <text:p text:style-name="P16"/>
      <text:p text:style-name="P11"/>
      <text:p text:style-name="P17">Tutti i diversi tipi di carte implementano l'interfaccia Card, per potere essere messe in un <text:soft-page-break/>Deck.</text:p>
      <text:p text:style-name="P40"/>
      <text:p text:style-name="P40"/>
      <text:p text:style-name="P150">[diagramma delle classi: le carte]</text:p>
      <text:p text:style-name="P22"/>
      <text:p text:style-name="P22"/>
      <text:p text:style-name="P22"/>
      <text:h text:style-name="Heading_20_2" text:outline-level="2"><text:bookmark-start text:name="__RefHeading__1979_1682228419"/><text:s/>Model: I personaggi<text:bookmark-end text:name="__RefHeading__1979_1682228419"/></text:h>
      <text:p text:style-name="P2"/>
      <text:p text:style-name="P151">[diagramma delle classi: Player, Human, Alien]</text:p>
      <text:p text:style-name="P151"/>
      <text:p text:style-name="P140"/>
      <text:p text:style-name="P141">La classe <text:span text:style-name="T25">Player</text:span> serve a incapsulare informazioni di stato sul personaggio, che vengono memorizzate sia per un Umano sia per un Alieno, quali:</text:p>
      <text:list xml:id="list7387668375733312940" text:style-name="L17">
        <text:list-item>
          <text:p text:style-name="P142">se il personaggio è ancora vivo o è stato eliminato</text:p>
        </text:list-item>
        <text:list-item>
          <text:p text:style-name="P142">se l'utente di questo personaggio si è disconnesso dalla partita (il turno di questo personaggio viene saltato)</text:p>
        </text:list-item>
        <text:list-item>
          <text:p text:style-name="P142">se il personaggio ha attaccato nel suo turno corrente (in tal caso, non deve pescare carte settore)</text:p>
        </text:list-item>
        <text:list-item>
          <text:p text:style-name="P142">se personaggio ha già effettuato il movimento nel suo turno corrente</text:p>
        </text:list-item>
      </text:list>
      <text:p text:style-name="P143"/>
      <text:p text:style-name="P143">La classe Player contiene inoltre un riferimento alla classe <text:span text:style-name="T25">Hand</text:span>, che gestisce la mano di carte possedute dal giocatore (aggiungere / rimuovere carte, controllare se si eccede il numero massimo di carte che si possono avere).</text:p>
      <text:p text:style-name="P143"/>
      <text:p text:style-name="P136"><text:span text:style-name="T20">La classe </text:span><text:span text:style-name="T21">Human</text:span><text:span text:style-name="T20"> contiene informazioni di stato e metodi di modifica dello stato specifici per l'Umano, in particolare: </text:span></text:p>
      <text:list xml:id="list979251995832838437" text:style-name="L18">
        <text:list-item>
          <text:p text:style-name="P137"><text:span text:style-name="T20">il range di movimento corrente, modificabile tramite setAdrenaline()</text:span></text:p>
        </text:list-item>
        <text:list-item>
          <text:p text:style-name="P137"><text:span text:style-name="T20">se l'Umano è sotto l'effetto di Sedativi (e quindi non deve pescare carte settore)</text:span></text:p>
        </text:list-item>
        <text:list-item>
          <text:p text:style-name="P137"><text:span text:style-name="T20">se l'Umano è già scappato (e quindi non deve fare niente durante il suo turno, e alla fine sarà incluso tra i winners)</text:span></text:p>
        </text:list-item>
      </text:list>
      <text:p text:style-name="P144"/>
      <text:p text:style-name="P139"><text:span text:style-name="T20">La classe </text:span><text:span text:style-name="T21">Alien</text:span><text:span text:style-name="T20"> contiene informazioni di stato e metodi di modifica dello stato specifici per l'Alieno, in particolare: </text:span></text:p>
      <text:list xml:id="list723394025" text:continue-numbering="true" text:style-name="L18">
        <text:list-item>
          <text:p text:style-name="P138"><text:span text:style-name="T20">il range di movimento corrente, che viene aumentato quando l'Alieno ha mangiato qualcuno mediante il metodo attackEndedSuccessfully()</text:span></text:p>
        </text:list-item>
      </text:list>
      <text:p text:style-name="P139"><text:span text:style-name="T20"/></text:p>
      <text:p text:style-name="P139"><text:span text:style-name="T20"/></text:p>
      <text:h text:style-name="P153" text:outline-level="1"><text:bookmark-start text:name="__RefHeading__2979_1682228419"/><text:span text:style-name="T23"><text:s/>Il Client</text:span><text:bookmark-end text:name="__RefHeading__2979_1682228419"/></text:h>
      <text:p text:style-name="Contents_20_1"/>
      <text:h text:style-name="Heading_20_2" text:outline-level="2"><text:bookmark-start text:name="__RefHeading__3085_1682228419"/><text:s/>Struttura del Client<text:bookmark-end text:name="__RefHeading__3085_1682228419"/></text:h>
      <text:p text:style-name="Contents_20_2"/>
      <text:h text:style-name="Heading_20_2" text:outline-level="2"><text:bookmark-start text:name="__RefHeading__3087_1682228419"/><text:s/>Client con Command Line Interface<text:bookmark-end text:name="__RefHeading__3087_1682228419"/></text:h>
      <text:p text:style-name="Contents_20_2"/>
      <text:h text:style-name="Heading_20_2" text:outline-level="2"><text:bookmark-start text:name="__RefHeading__3089_1682228419"/><text:soft-page-break/><text:s/>Client con Graphical User Interface (Swing)<text:bookmark-end text:name="__RefHeading__3089_1682228419"/></text:h>
      <text:p text:style-name="Contents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Lohit Devanagari1" svg:font-family="'Lohit Devanagari'"/>
    <style:font-face style:name="OpenSymbol" svg:font-family="OpenSymbol"/>
    <style:font-face style:name="Monospace" svg:font-family="Monospace"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Devanagari2" svg:font-family="'Lohit Devanagari'"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loext:contextual-spacing="false" fo:margin-top="0in" fo:margin-bottom="0in" style:contextual-spacing="false"/>
      <style:text-properties style:font-name="DejaVu Sans Mono" fo:font-size="10pt" style:font-name-asian="AR PL UMing HK1" style:font-size-asian="10pt" style:font-name-complex="Lohit Devanagari2" style:font-size-complex="10pt"/>
    </style:style>
    <style:style style:name="Table_20_Contents" style:display-name="Tabl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a </meta:initial-creator>
    <meta:creation-date>2015-06-20T17:56:16</meta:creation-date>
    <meta:generator>LibreOffice/4.0.4.2$Linux_X86_64 LibreOffice_project/400m0$Build-2</meta:generator>
    <dc:date>2015-06-24T23:10:44</dc:date>
    <meta:editing-duration>PT5H17M42S</meta:editing-duration>
    <meta:editing-cycles>181</meta:editing-cycles>
    <dc:creator>Andrea </dc:creator>
    <meta:document-statistic meta:table-count="1" meta:image-count="0" meta:object-count="0" meta:page-count="11" meta:paragraph-count="265" meta:word-count="2758" meta:character-count="17771" meta:non-whitespace-character-count="15372"/>
  </office:meta>
</office:document-meta>
</file>